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3618in"/>
    </style:style>
    <style:style style:name="co5" style:family="table-column">
      <style:table-column-properties fo:break-before="auto" style:column-width="1.4283in"/>
    </style:style>
    <style:style style:name="co6" style:family="table-column">
      <style:table-column-properties fo:break-before="auto" style:column-width="1.3866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1.3783in"/>
    </style:style>
    <style:style style:name="co10" style:family="table-column">
      <style:table-column-properties fo:break-before="auto" style:column-width="1.3571in"/>
    </style:style>
    <style:style style:name="co11" style:family="table-column">
      <style:table-column-properties fo:break-before="auto" style:column-width="1.098in"/>
    </style:style>
    <style:style style:name="co12" style:family="table-column">
      <style:table-column-properties fo:break-before="auto" style:column-width="1.4154in"/>
    </style:style>
    <style:style style:name="co13" style:family="table-column">
      <style:table-column-properties fo:break-before="auto" style:column-width="0.5346in"/>
    </style:style>
    <style:style style:name="co14" style:family="table-column">
      <style:table-column-properties fo:break-before="auto" style:column-width="0.3256in"/>
    </style:style>
    <style:style style:name="co15" style:family="table-column">
      <style:table-column-properties fo:break-before="auto" style:column-width="2.5402in"/>
    </style:style>
    <style:style style:name="co16" style:family="table-column">
      <style:table-column-properties fo:break-before="auto" style:column-width="0.6346in"/>
    </style:style>
    <style:style style:name="co17" style:family="table-column">
      <style:table-column-properties fo:break-before="auto" style:column-width="0.5681in"/>
    </style:style>
    <style:style style:name="co18" style:family="table-column">
      <style:table-column-properties fo:break-before="auto" style:column-width="0.4756in"/>
    </style:style>
    <style:style style:name="co19" style:family="table-column">
      <style:table-column-properties fo:break-before="auto" style:column-width="1.1028in"/>
    </style:style>
    <style:style style:name="co20" style:family="table-column">
      <style:table-column-properties fo:break-before="auto" style:column-width="2.089in"/>
    </style:style>
    <style:style style:name="co21" style:family="table-column">
      <style:table-column-properties fo:break-before="auto" style:column-width="2.1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sta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ble C3.5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wetdeck</text:p>
          </table:table-cell>
        </table:table-row>
        <table:table-row table:style-name="ro1">
          <table:table-cell office:value-type="string" calcext:value-type="string">
            <text:p>min_acg_min_froude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* Len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_acg_min_froude</text:p>
          </table:table-cell>
          <table:table-cell table:formula="of:=[.B3]*[Vessel.$F$5]" office:value-type="float" office:value="7" calcext:value-type="float">
            <text:p>7</text:p>
          </table:table-cell>
          <table:table-cell table:formula="of:=[.C3]*[Vessel.$F$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table:formula="of:=[.B4]*[Vessel.$F$5]" office:value-type="float" office:value="5" calcext:value-type="float">
            <text:p>5</text:p>
          </table:table-cell>
          <table:table-cell table:formula="of:=[.C4]*[Vessel.$F$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table:formula="of:=[.B5]*[Vessel.$F$5]" office:value-type="float" office:value="5" calcext:value-type="float">
            <text:p>5</text:p>
          </table:table-cell>
          <table:table-cell table:formula="of:=[.C5]*[Vessel.$F$5]" office:value-type="float" office:value="7" calcext:value-type="float">
            <text:p>7</text:p>
          </table:table-cell>
        </table:table-row>
      </table:table>
      <table:table table:name="Vessel" table:style-name="ta2">
        <table:table-column table:style-name="co3" table:default-cell-style-name="Default"/>
        <table:table-column table:style-name="co4" table:default-cell-style-name="ce2"/>
        <table:table-column table:style-name="co3" table:number-columns-repeated="62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amaran</text:p>
          </table:table-cell>
          <table:table-cell/>
          <table:table-cell table:style-name="ce2" office:value-type="string" calcext:value-type="string">
            <text:p>Chsc</text:p>
          </table:table-cell>
          <table:table-cell table:style-name="ce2" office:value-type="float" office:value="0.24" calcext:value-type="float">
            <text:p>0.24</text:p>
          </table:table-cell>
          <table:table-cell/>
          <table:table-cell office:value-type="string" calcext:value-type="string">
            <text:p>kcat</text:p>
          </table:table-cell>
          <table:table-cell table:formula="of:=MAX(1 + ([.C17]-[.F10])/[.F5]; 1)" office:value-type="float" office:value="1.31755506035278" calcext:value-type="float">
            <text:p>1.31755506035278</text:p>
          </table:table-cell>
          <table:table-cell table:number-columns-repeated="55"/>
        </table:table-row>
        <table:table-row table:style-name="ro1">
          <table:table-cell/>
          <table:table-cell table:style-name="ce1" office:value-type="string" calcext:value-type="string">
            <text:p>service_range</text:p>
          </table:table-cell>
          <table:table-cell table:style-name="ce1" office:value-type="string" calcext:value-type="string">
            <text:p>RSA (20)</text:p>
          </table:table-cell>
          <table:table-cell/>
          <table:table-cell table:style-name="ce2" office:value-type="string" calcext:value-type="string">
            <text:p>Crw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KF</text:p>
          </table:table-cell>
          <table:table-cell table:formula="of:= 3.23/[.F5]*(2.43*[.F5]^0.5+[.C3])" office:value-type="float" office:value="7.32704011268956" calcext:value-type="float">
            <text:p>7.32704011268956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Froude</text:p>
          </table:table-cell>
          <table:table-cell table:style-name="ce2" table:formula="of:=[.C3]/[.C5]^0.5" office:value-type="float" office:value="4.74341649025257" calcext:value-type="float">
            <text:p>4.74341649025257</text:p>
          </table:table-cell>
          <table:table-cell/>
          <table:table-cell office:value-type="string" calcext:value-type="string">
            <text:p>KT</text:p>
          </table:table-cell>
          <table:table-cell table:formula="of:=(4.6*[.C12]/[.C4]*([.C13]/[.F5])^0.5)^0.5" office:value-type="float" office:value="2.20200493768554" calcext:value-type="float">
            <text:p>2.20200493768554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displacement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cg</text:p>
          </table:table-cell>
          <table:table-cell table:style-name="ce2" table:formula="of:=MIN([.F1]*[.F2]*[.F3]; 1)"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formula="of:=[.I2]/[.I3]" office:value-type="float" office:value="3.32744036459372" calcext:value-type="float">
            <text:p>3.32744036459372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L</text:p>
          </table:table-cell>
          <table:table-cell table:formula="of:=[.C5]" office:value-type="float" office:value="10" calcext:value-type="float">
            <text:p>10</text:p>
          </table:table-cell>
          <table:table-cell/>
          <table:table-cell office:value-type="string" calcext:value-type="string">
            <text:p>KH</text:p>
          </table:table-cell>
          <table:table-cell table:formula="of:=[.I4]^0.35 * ((1/[.I4]^2 - 0.11)^2 + 1)^0.5" office:value-type="float" office:value="1.52343065922523" calcext:value-type="float">
            <text:p>1.52343065922523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eam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office:value-type="string" calcext:value-type="string">
            <text:p>ref area Sr</text:p>
          </table:table-cell>
          <table:table-cell table:formula="of:=0.7*[.C4]/2/[.C9]" office:value-type="float" office:value="4.11764705882353" calcext:value-type="float">
            <text:p>4.11764705882353</text:p>
          </table:table-cell>
          <table:table-cell/>
          <table:table-cell office:value-type="string" calcext:value-type="string">
            <text:p>HS</text:p>
          </table:table-cell>
          <table:table-cell table:formula="of:=10.9 * [.F4] * [.I1] * [.I5] / [.I2]^2" office:value-type="float" office:value="0.407531163657313" calcext:value-type="float">
            <text:p>0.407531163657313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wd_perp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deadrise eff</text:p>
          </table:table-cell>
          <table:table-cell table:formula="of:=MAX(10; MIN([.C14];30))" office:value-type="float" office:value="12" calcext:value-type="float">
            <text:p>12</text:p>
          </table:table-cell>
          <table:table-cell/>
          <table:table-cell office:value-type="string" calcext:value-type="string">
            <text:p>HS eff</text:p>
          </table:table-cell>
          <table:table-cell table:formula="of:=[.I6]" office:value-type="float" office:value="0.407531163657313" calcext:value-type="float">
            <text:p>0.407531163657313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ft_perp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cb eff</text:p>
          </table:table-cell>
          <table:table-cell table:formula="of:=MIN(0.5;[.C16])" office:value-type="float" office:value="0.4" calcext:value-type="float">
            <text:p>0.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_baseline</text:p>
          </table:table-cell>
          <table:table-cell table:style-name="ce1" office:value-type="float" office:value="-0.51" calcext:value-type="float">
            <text:p>-0.51</text:p>
          </table:table-cell>
          <table:table-cell/>
          <table:table-cell office:value-type="string" calcext:value-type="string">
            <text:p>Hsm</text:p>
          </table:table-cell>
          <table:table-cell table:formula="of:= 5 * [.F4]/[.C3]*[.F5]^1.5/(6+0.14*[.F5])" office:value-type="float" office:value="1.42444939647224" calcext:value-type="float">
            <text:p>1.42444939647224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block_coef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water_plane_area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BT</text:p>
          </table:table-cell>
          <table:table-cell table:formula="of:=[.C4]*[.C17]*[.F4]*9.81/5" office:value-type="float" office:value="54.1512" calcext:value-type="float">
            <text:p>54.151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cg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TBT</text:p>
          </table:table-cell>
          <table:table-cell table:formula="of:=[.C4]*[.F4]*9.81/4" office:value-type="float" office:value="14.715" calcext:value-type="float">
            <text:p>14.71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deadrise_lcg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MTT</text:p>
          </table:table-cell>
          <table:table-cell table:formula="of:=0.125*[.C4]*[.F5]*[.F4]*9.81" office:value-type="float" office:value="73.575" calcext:value-type="float">
            <text:p>73.57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st_hull_cl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61"/>
        </table:table-row>
        <table:table-row table:style-name="ro1">
          <table:table-cell/>
          <table:table-cell table:style-name="Default" office:value-type="string" calcext:value-type="string">
            <text:p>block coef</text:p>
          </table:table-cell>
          <table:table-cell office:value-type="float" office:value="0.4" calcext:value-type="float">
            <text:p>0.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beam cl</text:p>
          </table:table-cell>
          <table:table-cell office:value-type="float" office:value="4.6" calcext:value-type="float">
            <text:p>4.6</text:p>
          </table:table-cell>
          <table:table-cell table:number-columns-repeated="61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k Panels" table:style-name="ta1">
        <table:table-column table:style-name="co2" table:number-columns-repeated="5" table:default-cell-style-name="ce1"/>
        <table:table-row table:style-name="ro2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table:number-columns-repeated="3" table:style-name="ce3" office:value-type="string" calcext:value-type="string">
            <text:p>deck Panel 01 </text:p>
          </table:table-cell>
        </table:table-row>
        <table:table-row table:style-name="ro1">
          <table:table-cell office:value-type="string" calcext:value-type="string">
            <text:p>fixed, simp_sup</text:p>
          </table:table-cell>
          <table:table-cell office:value-type="string" calcext:value-type="string">
            <text:p>bound_cond</text:p>
          </table:table-cell>
          <table:table-cell table:number-columns-repeated="3" office:value-type="string" calcext:value-type="string">
            <text:p>fixed</text:p>
          </table:table-cell>
        </table:table-row>
        <table:table-row table:style-name="ro1">
          <table:table-cell/>
          <table:table-cell office:value-type="string" calcext:value-type="string">
            <text:p>laminate</text:p>
          </table:table-cell>
          <table:table-cell table:number-columns-repeated="3" office:value-type="string" calcext:value-type="string">
            <text:p>BT PANEL 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x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gres</text:p>
          </table:table-cell>
          <table:table-cell office:value-type="string" calcext:value-type="string">
            <text:p>deadrise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urvature_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urvature_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ir_g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ch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chine_ang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ckhouse_bread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table:formula="of:=[.C4]/[$Vessel.$F$5]" office:value-type="float" office:value="0.8" calcext:value-type="float">
            <text:p>0.8</text:p>
          </table:table-cell>
          <table:table-cell table:style-name="Default" table:formula="of:=[.D4]/[$Vessel.$F$5]" office:value-type="float" office:value="0.8" calcext:value-type="float">
            <text:p>0.8</text:p>
          </table:table-cell>
          <table:table-cell table:style-name="Default" table:formula="of:=[.E4]/[$Vessel.$F$5]" office:value-type="float" office:value="0.8" calcext:value-type="float">
            <text:p>0.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p z &lt; 2</text:p>
          </table:table-cell>
          <table:table-cell table:number-columns-repeated="3" table:style-name="Default" office:value-type="float" office:value="6" calcext:value-type="float">
            <text:p>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 2 &lt; z &lt; 3</text:p>
          </table:table-cell>
          <table:table-cell table:style-name="Default" table:formula="of:=12-3*[.C7]" office:value-type="float" office:value="10.5" calcext:value-type="float">
            <text:p>10.5</text:p>
          </table:table-cell>
          <table:table-cell table:style-name="Default" table:formula="of:=12-3*[.D7]" office:value-type="float" office:value="4.5" calcext:value-type="float">
            <text:p>4.5</text:p>
          </table:table-cell>
          <table:table-cell table:style-name="Default" table:formula="of:=12-3*[.E7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 z &gt; 3</text:p>
          </table:table-cell>
          <table:table-cell table:number-columns-repeated="3"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IF([.C7]&lt;2; [.C18]; IF([.C7]&lt;3;[.C19]; [.C20]))" office:value-type="float" office:value="6" calcext:value-type="float">
            <text:p>6</text:p>
          </table:table-cell>
          <table:table-cell table:style-name="Default" table:formula="of:=IF([.D7]&lt;2; [.D18]; IF([.D7]&lt;3;[.D19]; [.D20]))" office:value-type="float" office:value="4.5" calcext:value-type="float">
            <text:p>4.5</text:p>
          </table:table-cell>
          <table:table-cell table:style-name="Default" table:formula="of:=IF([.E7]&lt;2; [.E18]; IF([.E7]&lt;3;[.E19]; [.E20]))" office:value-type="float" office:value="3" calcext:value-type="float">
            <text:p>3</text:p>
          </table:table-cell>
        </table:table-row>
      </table:table>
      <table:table table:name="Wet Deck Panels" table:style-name="ta1">
        <table:table-column table:style-name="co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Wet Deck Panel 01</text:p>
          </table:table-cell>
          <table:table-cell table:style-name="ce3" office:value-type="string" calcext:value-type="string">
            <text:p>Wet Deck Panel 02</text:p>
          </table:table-cell>
          <table:table-cell table:style-name="ce3" office:value-type="string" calcext:value-type="string">
            <text:p>Wet Deck Panel 03</text:p>
          </table:table-cell>
          <table:table-cell table:style-name="ce3" office:value-type="string" calcext:value-type="string">
            <text:p>Wet Deck Panel 04</text:p>
          </table:table-cell>
          <table:table-cell table:style-name="ce3" office:value-type="string" calcext:value-type="string">
            <text:p>Wet Deck Panel 05</text:p>
          </table:table-cell>
          <table:table-cell table:style-name="ce3" office:value-type="string" calcext:value-type="string">
            <text:p>Wet Deck Panel 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  <table:table-cell table:style-name="ce1"/>
          <table:table-cell table:number-columns-repeated="4" table:style-name="ce1" office:value-type="string" calcext:value-type="string">
            <text:p>fixed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6*[.K2]-3.8" office:value-type="float" office:value="0.4" calcext:value-type="float">
            <text:p>0.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table:number-columns-repeated="2"/>
          <table:table-cell/>
          <table:table-cell table:style-name="ce1"/>
          <table:table-cell table:number-columns-repeated="4"/>
          <table:table-cell office:value-type="float" office:value="0.71" calcext:value-type="float">
            <text:p>0.71</text:p>
          </table:table-cell>
          <table:table-cell table:formula="of:=6*[.K3]-3.8" office:value-type="float" office:value="0.46" calcext:value-type="float">
            <text:p>0.4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table:formula="of:=6*[.K4]-3.8" office:value-type="float" office:value="0.52" calcext:value-type="float">
            <text:p>0.5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formula="of:=6*[.K5]-3.8" office:value-type="float" office:value="0.58" calcext:value-type="float">
            <text:p>0.5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table:formula="of:=6*[.K6]-3.8" office:value-type="float" office:value="0.64" calcext:value-type="float">
            <text:p>0.64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6*[.K7]-3.8" office:value-type="float" office:value="0.7" calcext:value-type="float">
            <text:p>0.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number-columns-repeated="6" table:style-name="ce1" office:value-type="float" office:value="16" calcext:value-type="float">
            <text:p>16</text:p>
          </table:table-cell>
          <table:table-cell table:number-columns-repeated="2"/>
          <table:table-cell office:value-type="float" office:value="0.76" calcext:value-type="float">
            <text:p>0.76</text:p>
          </table:table-cell>
          <table:table-cell table:formula="of:=6*[.K8]-3.8" office:value-type="float" office:value="0.760000000000001" calcext:value-type="float">
            <text:p>0.76000000000000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7" calcext:value-type="float">
            <text:p>0.77</text:p>
          </table:table-cell>
          <table:table-cell table:formula="of:=6*[.K9]-3.8" office:value-type="float" office:value="0.82" calcext:value-type="float">
            <text:p>0.8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table:formula="of:=6*[.K10]-3.8" office:value-type="float" office:value="0.88" calcext:value-type="float">
            <text:p>0.8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table:formula="of:=6*[.K11]-3.8" office:value-type="float" office:value="0.94" calcext:value-type="float">
            <text:p>0.94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6*[.K12]-3.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65" calcext:value-type="float">
            <text:p>0.65</text:p>
          </table:table-cell>
          <table:table-cell table:formula="of:=[.D4]/[$Vessel.$F$5]" office:value-type="float" office:value="0.75" calcext:value-type="float">
            <text:p>0.75</text:p>
          </table:table-cell>
          <table:table-cell table:formula="of:=[.E4]/[$Vessel.$F$5]" office:value-type="float" office:value="0.95" calcext:value-type="float">
            <text:p>0.95</text:p>
          </table:table-cell>
          <table:table-cell table:formula="of:=[.F4]/[$Vessel.$F$5]" office:value-type="float" office:value="0.65" calcext:value-type="float">
            <text:p>0.65</text:p>
          </table:table-cell>
          <table:table-cell table:formula="of:=[.G4]/[$Vessel.$F$5]" office:value-type="float" office:value="0.95" calcext:value-type="float">
            <text:p>0.95</text:p>
          </table:table-cell>
          <table:table-cell table:formula="of:=[.H4]/[$Vessel.$F$5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  <table:table-cell table:formula="of:=([.D7]-[$Vessel.$C$10])" office:value-type="float" office:value="0.71" calcext:value-type="float">
            <text:p>0.71</text:p>
          </table:table-cell>
          <table:table-cell table:formula="of:=([.E7]-[$Vessel.$C$10])" office:value-type="float" office:value="0.61" calcext:value-type="float">
            <text:p>0.61</text:p>
          </table:table-cell>
          <table:table-cell table:formula="of:=([.F7]-[$Vessel.$C$10])" office:value-type="float" office:value="1.01" calcext:value-type="float">
            <text:p>1.01</text:p>
          </table:table-cell>
          <table:table-cell table:formula="of:=([.G7]-[$Vessel.$C$10])" office:value-type="float" office:value="1.51" calcext:value-type="float">
            <text:p>1.51</text:p>
          </table:table-cell>
          <table:table-cell table:formula="of:=([.H7]-[$Vessel.$C$10])" office:value-type="float" office:value="1.51" calcext:value-type="float">
            <text:p>1.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  <table:table-cell table:formula="of:=10*([$Vessel.$C$9]+0.75*[.D19]-(1-0.25*[.D19]/[$Vessel.$C$9])*([.D7]-[$Vessel.$C$10]))" office:value-type="float" office:value="17.6" calcext:value-type="float">
            <text:p>17.6</text:p>
          </table:table-cell>
          <table:table-cell table:formula="of:=10*([$Vessel.$C$9]+0.75*[.E19]-(1-0.25*[.E19]/[$Vessel.$C$9])*([.E7]-[$Vessel.$C$10]))" office:value-type="float" office:value="17.725" calcext:value-type="float">
            <text:p>17.725</text:p>
          </table:table-cell>
          <table:table-cell table:formula="of:=10*([$Vessel.$C$9]+0.75*[.F19]-(1-0.25*[.F19]/[$Vessel.$C$9])*([.F7]-[$Vessel.$C$10]))" office:value-type="float" office:value="17.225" calcext:value-type="float">
            <text:p>17.225</text:p>
          </table:table-cell>
          <table:table-cell table:formula="of:=10*([$Vessel.$C$9]+0.75*[.G19]-(1-0.25*[.G19]/[$Vessel.$C$9])*([.G7]-[$Vessel.$C$10]))" office:value-type="float" office:value="16.6" calcext:value-type="float">
            <text:p>16.6</text:p>
          </table:table-cell>
          <table:table-cell table:formula="of:=10*([$Vessel.$C$9]+0.75*[.H19]-(1-0.25*[.H19]/[$Vessel.$C$9])*([.H7]-[$Vessel.$C$10]))" office:value-type="float" office:value="16.6" calcext:value-type="float">
            <text:p>16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  <table:table-cell table:formula="of:=10*([$Vessel.$C$9]+0.75*[.D20]-(1-0.25*[.D20]/[$Vessel.$C$9])*([.D7]-[$Vessel.$C$10]))" office:value-type="float" office:value="12" calcext:value-type="float">
            <text:p>12</text:p>
          </table:table-cell>
          <table:table-cell table:formula="of:=10*([$Vessel.$C$9]+0.75*[.E20]-(1-0.25*[.E20]/[$Vessel.$C$9])*([.E7]-[$Vessel.$C$10]))" office:value-type="float" office:value="12.375" calcext:value-type="float">
            <text:p>12.375</text:p>
          </table:table-cell>
          <table:table-cell table:formula="of:=10*([$Vessel.$C$9]+0.75*[.F20]-(1-0.25*[.F20]/[$Vessel.$C$9])*([.F7]-[$Vessel.$C$10]))" office:value-type="float" office:value="10.875" calcext:value-type="float">
            <text:p>10.875</text:p>
          </table:table-cell>
          <table:table-cell table:formula="of:=10*([$Vessel.$C$9]+0.75*[.G20]-(1-0.25*[.G20]/[$Vessel.$C$9])*([.G7]-[$Vessel.$C$10]))" office:value-type="float" office:value="9" calcext:value-type="float">
            <text:p>9</text:p>
          </table:table-cell>
          <table:table-cell table:formula="of:=10*([$Vessel.$C$9]+0.75*[.H20]-(1-0.25*[.H20]/[$Vessel.$C$9])*([.H7]-[$Vessel.$C$10])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  <table:table-cell table:formula="of:=10*([$Vessel.$C$9]+[.D19]-([.D7]-[$Vessel.$C$10]))" office:value-type="float" office:value="15.85" calcext:value-type="float">
            <text:p>15.85</text:p>
          </table:table-cell>
          <table:table-cell table:formula="of:=10*([$Vessel.$C$9]+[.E19]-([.E7]-[$Vessel.$C$10]))" office:value-type="float" office:value="16.85" calcext:value-type="float">
            <text:p>16.85</text:p>
          </table:table-cell>
          <table:table-cell table:formula="of:=10*([$Vessel.$C$9]+[.F19]-([.F7]-[$Vessel.$C$10]))" office:value-type="float" office:value="12.85" calcext:value-type="float">
            <text:p>12.85</text:p>
          </table:table-cell>
          <table:table-cell table:formula="of:=10*([$Vessel.$C$9]+[.G19]-([.G7]-[$Vessel.$C$10]))" office:value-type="float" office:value="7.85" calcext:value-type="float">
            <text:p>7.85</text:p>
          </table:table-cell>
          <table:table-cell table:formula="of:=10*([$Vessel.$C$9]+[.H19]-([.H7]-[$Vessel.$C$10])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  <table:table-cell table:formula="of:=10*([$Vessel.$C$9]+[.D20]-([.D7]-[$Vessel.$C$10]))" office:value-type="float" office:value="10.75" calcext:value-type="float">
            <text:p>10.75</text:p>
          </table:table-cell>
          <table:table-cell table:formula="of:=10*([$Vessel.$C$9]+[.E20]-([.E7]-[$Vessel.$C$10]))" office:value-type="float" office:value="11.75" calcext:value-type="float">
            <text:p>11.75</text:p>
          </table:table-cell>
          <table:table-cell table:formula="of:=10*([$Vessel.$C$9]+[.F20]-([.F7]-[$Vessel.$C$10]))" office:value-type="float" office:value="7.75" calcext:value-type="float">
            <text:p>7.75</text:p>
          </table:table-cell>
          <table:table-cell table:formula="of:=10*([$Vessel.$C$9]+[.G20]-([.G7]-[$Vessel.$C$10]))" office:value-type="float" office:value="2.75" calcext:value-type="float">
            <text:p>2.75</text:p>
          </table:table-cell>
          <table:table-cell table:formula="of:=10*([$Vessel.$C$9]+[.H20]-([.H7]-[$Vessel.$C$10])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  <table:table-cell table:formula="of:=IF([.D$7]&lt;0;[.D23];[.D25])" office:value-type="float" office:value="15.85" calcext:value-type="float">
            <text:p>15.85</text:p>
          </table:table-cell>
          <table:table-cell table:formula="of:=IF([.E$7]&lt;0;[.E23];[.E25])" office:value-type="float" office:value="16.85" calcext:value-type="float">
            <text:p>16.85</text:p>
          </table:table-cell>
          <table:table-cell table:formula="of:=IF([.F$7]&lt;0;[.F23];[.F25])" office:value-type="float" office:value="12.85" calcext:value-type="float">
            <text:p>12.85</text:p>
          </table:table-cell>
          <table:table-cell table:formula="of:=IF([.G$7]&lt;0;[.G23];[.G25])" office:value-type="float" office:value="7.85" calcext:value-type="float">
            <text:p>7.85</text:p>
          </table:table-cell>
          <table:table-cell table:formula="of:=IF([.H$7]&lt;0;[.H23];[.H25]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  <table:table-cell table:formula="of:=IF([.D$7]&lt;0;[.D24];[.D26])" office:value-type="float" office:value="10.75" calcext:value-type="float">
            <text:p>10.75</text:p>
          </table:table-cell>
          <table:table-cell table:formula="of:=IF([.E$7]&lt;0;[.E24];[.E26])" office:value-type="float" office:value="11.75" calcext:value-type="float">
            <text:p>11.75</text:p>
          </table:table-cell>
          <table:table-cell table:formula="of:=IF([.F$7]&lt;0;[.F24];[.F26])" office:value-type="float" office:value="7.75" calcext:value-type="float">
            <text:p>7.75</text:p>
          </table:table-cell>
          <table:table-cell table:formula="of:=IF([.G$7]&lt;0;[.G24];[.G26])" office:value-type="float" office:value="2.75" calcext:value-type="float">
            <text:p>2.75</text:p>
          </table:table-cell>
          <table:table-cell table:formula="of:=IF([.H$7]&lt;0;[.H24];[.H26]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  <table:table-cell table:formula="of:=MAX([.D28];[.D22])" office:value-type="float" office:value="10.75" calcext:value-type="float">
            <text:p>10.75</text:p>
          </table:table-cell>
          <table:table-cell table:formula="of:=MAX([.E28];[.E22])" office:value-type="float" office:value="11.75" calcext:value-type="float">
            <text:p>11.75</text:p>
          </table:table-cell>
          <table:table-cell table:formula="of:=MAX([.F28];[.F22])" office:value-type="float" office:value="10" calcext:value-type="float">
            <text:p>10</text:p>
          </table:table-cell>
          <table:table-cell table:formula="of:=MAX([.G28];[.G22])" office:value-type="float" office:value="10" calcext:value-type="float">
            <text:p>10</text:p>
          </table:table-cell>
          <table:table-cell table:formula="of:=MAX([.H28];[.H2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4.21875" calcext:value-type="float">
            <text:p>14.21875</text:p>
          </table:table-cell>
          <table:table-cell table:formula="of:=([.D29]-[.D30])/0.4*([.D16]-0.5)+[.D30]" office:value-type="float" office:value="16.53125" calcext:value-type="float">
            <text:p>16.53125</text:p>
          </table:table-cell>
          <table:table-cell table:formula="of:=([.E29]-[.E30])/0.4*([.E16]-0.5)+[.E30]" office:value-type="float" office:value="21.03125" calcext:value-type="float">
            <text:p>21.03125</text:p>
          </table:table-cell>
          <table:table-cell table:formula="of:=([.F29]-[.F30])/0.4*([.F16]-0.5)+[.F30]" office:value-type="float" office:value="13.75" calcext:value-type="float">
            <text:p>13.75</text:p>
          </table:table-cell>
          <table:table-cell table:formula="of:=([.G29]-[.G30])/0.4*([.G16]-0.5)+[.G30]" office:value-type="float" office:value="21.25" calcext:value-type="float">
            <text:p>21.25</text:p>
          </table:table-cell>
          <table:table-cell table:formula="of:=([.H29]-[.H30])/0.4*([.H16]-0.5)+[.H3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4.21875" calcext:value-type="float">
            <text:p>14.21875</text:p>
          </table:table-cell>
          <table:table-cell table:formula="of:=IF([.D16]&lt;0.5;[.D30];IF([.D16]&gt;0.9;[.D29];[.D31]))" office:value-type="float" office:value="16.53125" calcext:value-type="float">
            <text:p>16.53125</text:p>
          </table:table-cell>
          <table:table-cell table:formula="of:=IF([.E16]&lt;0.5;[.E30];IF([.E16]&gt;0.9;[.E29];[.E31]))" office:value-type="float" office:value="20" calcext:value-type="float">
            <text:p>20</text:p>
          </table:table-cell>
          <table:table-cell table:formula="of:=IF([.F16]&lt;0.5;[.F30];IF([.F16]&gt;0.9;[.F29];[.F31]))" office:value-type="float" office:value="13.75" calcext:value-type="float">
            <text:p>13.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16])" office:value-type="float" office:value="0.175" calcext:value-type="float">
            <text:p>0.175</text:p>
          </table:table-cell>
          <table:table-cell table:formula="of:=0.5*(1-[.D16])" office:value-type="float" office:value="0.125" calcext:value-type="float">
            <text:p>0.125</text:p>
          </table:table-cell>
          <table:table-cell table:formula="of:=0.5*(1-[.E16])" office:value-type="float" office:value="0.025" calcext:value-type="float">
            <text:p>0.025</text:p>
          </table:table-cell>
          <table:table-cell table:formula="of:=0.5*(1-[.F16])" office:value-type="float" office:value="0.175" calcext:value-type="float">
            <text:p>0.175</text:p>
          </table:table-cell>
          <table:table-cell table:formula="of:=0.5*(1-[.G16])" office:value-type="float" office:value="0.025" calcext:value-type="float">
            <text:p>0.025</text:p>
          </table:table-cell>
          <table:table-cell table:formula="of:=0.5*(1-[.H16])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16]-3.8" office:value-type="float" office:value="0.100000000000001" calcext:value-type="float">
            <text:p>0.100000000000001</text:p>
          </table:table-cell>
          <table:table-cell table:formula="of:=6*[.D16]-3.8" office:value-type="float" office:value="0.7" calcext:value-type="float">
            <text:p>0.7</text:p>
          </table:table-cell>
          <table:table-cell table:formula="of:=6*[.E16]-3.8" office:value-type="float" office:value="1.9" calcext:value-type="float">
            <text:p>1.9</text:p>
          </table:table-cell>
          <table:table-cell table:formula="of:=6*[.F16]-3.8" office:value-type="float" office:value="0.100000000000001" calcext:value-type="float">
            <text:p>0.100000000000001</text:p>
          </table:table-cell>
          <table:table-cell table:formula="of:=6*[.G16]-3.8" office:value-type="float" office:value="1.9" calcext:value-type="float">
            <text:p>1.9</text:p>
          </table:table-cell>
          <table:table-cell table:formula="of:=6*[.H16]-3.8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</text:p>
          </table:table-cell>
          <table:table-cell table:formula="of:=IF([.C16]&lt;0.2;[.C34]; IF([.C16]&lt;=0.7; [.C35]; IF([.C16]&lt;=0.8;[.C36];[.C37])))" office:value-type="float" office:value="0.4" calcext:value-type="float">
            <text:p>0.4</text:p>
          </table:table-cell>
          <table:table-cell table:formula="of:=IF([.D16]&lt;0.2;[.D34]; IF([.D16]&lt;0.7; [.D35]; IF([.D16]&lt;0.8;[.D36];[.D37])))" office:value-type="float" office:value="0.7" calcext:value-type="float">
            <text:p>0.7</text:p>
          </table:table-cell>
          <table:table-cell table:formula="of:=IF([.E16]&lt;0.2;[.E34]; IF([.E16]&lt;0.7; [.E35]; IF([.E16]&lt;0.8;[.E36];[.E37])))" office:value-type="float" office:value="1" calcext:value-type="float">
            <text:p>1</text:p>
          </table:table-cell>
          <table:table-cell table:formula="of:=IF([.F16]&lt;0.2;[.F34]; IF([.F16]&lt;0.7; [.F35]; IF([.F16]&lt;0.8;[.F36];[.F37])))" office:value-type="float" office:value="0.4" calcext:value-type="float">
            <text:p>0.4</text:p>
          </table:table-cell>
          <table:table-cell table:formula="of:=IF([.G16]&lt;0.2;[.G34]; IF([.G16]&lt;0.7; [.G35]; IF([.G16]&lt;0.8;[.G36];[.G37])))" office:value-type="float" office:value="1" calcext:value-type="float">
            <text:p>1</text:p>
          </table:table-cell>
          <table:table-cell table:formula="of:=IF([.H16]&lt;0.2;[.H34]; IF([.H16]&lt;0.7; [.H35]; IF([.H16]&lt;0.8;[.H36];[.H37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59])" office:value-type="float" office:value="0.15" calcext:value-type="float">
            <text:p>0.15</text:p>
          </table:table-cell>
          <table:table-cell table:formula="of:=0.5*(1-[.D$59])" office:value-type="float" office:value="0.15" calcext:value-type="float">
            <text:p>0.15</text:p>
          </table:table-cell>
          <table:table-cell table:formula="of:=0.5*(1-[.E$59])" office:value-type="float" office:value="0.15" calcext:value-type="float">
            <text:p>0.15</text:p>
          </table:table-cell>
          <table:table-cell table:formula="of:=0.5*(1-[.F$59])" office:value-type="float" office:value="0.15" calcext:value-type="float">
            <text:p>0.15</text:p>
          </table:table-cell>
          <table:table-cell table:formula="of:=0.5*(1-[.G$59])" office:value-type="float" office:value="0.15" calcext:value-type="float">
            <text:p>0.15</text:p>
          </table:table-cell>
          <table:table-cell table:formula="of:=0.5*(1-[.H$59])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59]-3.8" office:value-type="float" office:value="0.4" calcext:value-type="float">
            <text:p>0.4</text:p>
          </table:table-cell>
          <table:table-cell table:formula="of:=6*[.D$59]-3.8" office:value-type="float" office:value="0.4" calcext:value-type="float">
            <text:p>0.4</text:p>
          </table:table-cell>
          <table:table-cell table:formula="of:=6*[.E$59]-3.8" office:value-type="float" office:value="0.4" calcext:value-type="float">
            <text:p>0.4</text:p>
          </table:table-cell>
          <table:table-cell table:formula="of:=6*[.F$59]-3.8" office:value-type="float" office:value="0.4" calcext:value-type="float">
            <text:p>0.4</text:p>
          </table:table-cell>
          <table:table-cell table:formula="of:=6*[.G$59]-3.8" office:value-type="float" office:value="0.4" calcext:value-type="float">
            <text:p>0.4</text:p>
          </table:table-cell>
          <table:table-cell table:formula="of:=6*[.H$59]-3.8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x/l limit</text:p>
          </table:table-cell>
          <table:table-cell table:formula="of:=IF([.C59]&lt;0.2;[.C40]; IF([.C59]&lt;=0.7; [.C41]; IF([.C59]&lt;=0.8;[.C42];[.C43])))" office:value-type="float" office:value="0.4" calcext:value-type="float">
            <text:p>0.4</text:p>
          </table:table-cell>
          <table:table-cell table:formula="of:=IF([.D59]&lt;0.2;[.D40]; IF([.D59]&lt;=0.7; [.D41]; IF([.D59]&lt;=0.8;[.D42];[.D43])))" office:value-type="float" office:value="0.4" calcext:value-type="float">
            <text:p>0.4</text:p>
          </table:table-cell>
          <table:table-cell table:formula="of:=IF([.E59]&lt;0.2;[.E40]; IF([.E59]&lt;=0.7; [.E41]; IF([.E59]&lt;=0.8;[.E42];[.E43])))" office:value-type="float" office:value="0.4" calcext:value-type="float">
            <text:p>0.4</text:p>
          </table:table-cell>
          <table:table-cell table:formula="of:=IF([.F59]&lt;0.2;[.F40]; IF([.F59]&lt;=0.7; [.F41]; IF([.F59]&lt;=0.8;[.F42];[.F43])))" office:value-type="float" office:value="0.4" calcext:value-type="float">
            <text:p>0.4</text:p>
          </table:table-cell>
          <table:table-cell table:formula="of:=IF([.G59]&lt;0.2;[.G40]; IF([.G59]&lt;=0.7; [.G41]; IF([.G59]&lt;=0.8;[.G42];[.G43])))" office:value-type="float" office:value="0.4" calcext:value-type="float">
            <text:p>0.4</text:p>
          </table:table-cell>
          <table:table-cell table:formula="of:=IF([.H59]&lt;0.2;[.H40]; IF([.H59]&lt;=0.7; [.H41]; IF([.H59]&lt;=0.8;[.H42];[.H43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$Vessel.$F$6]" office:value-type="float" office:value="24.2857142857143" calcext:value-type="float">
            <text:p>24.2857142857143</text:p>
          </table:table-cell>
          <table:table-cell table:formula="of:=100*[.E5]*[.E6]/[$Vessel.$F$6]" office:value-type="float" office:value="24.2857142857143" calcext:value-type="float">
            <text:p>24.2857142857143</text:p>
          </table:table-cell>
          <table:table-cell table:formula="of:=100*[.F5]*[.F6]/[$Vessel.$F$6]" office:value-type="float" office:value="24.2857142857143" calcext:value-type="float">
            <text:p>24.2857142857143</text:p>
          </table:table-cell>
          <table:table-cell table:formula="of:=100*[.G5]*[.G6]/[$Vessel.$F$6]" office:value-type="float" office:value="24.2857142857143" calcext:value-type="float">
            <text:p>24.2857142857143</text:p>
          </table:table-cell>
          <table:table-cell table:formula="of:=100*[.H5]*[.H6]/[$Vessel.$F$6]" office:value-type="float" office:value="24.2857142857143" calcext:value-type="float">
            <text:p>24.2857142857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46]; 0.455-0.35*([.C47]^0.75-1.7)/([.C47]^0.75+1.7))" office:value-type="float" office:value="0.5" calcext:value-type="float">
            <text:p>0.5</text:p>
          </table:table-cell>
          <table:table-cell table:formula="of:=MAX([.D46]; 0.455-0.35*([.D47]^0.75-1.7)/([.D47]^0.75+1.7))" office:value-type="float" office:value="0.5" calcext:value-type="float">
            <text:p>0.5</text:p>
          </table:table-cell>
          <table:table-cell table:formula="of:=MAX([.E46]; 0.455-0.35*([.E47]^0.75-1.7)/([.E47]^0.75+1.7))" office:value-type="float" office:value="0.5" calcext:value-type="float">
            <text:p>0.5</text:p>
          </table:table-cell>
          <table:table-cell table:formula="of:=MAX([.F46]; 0.455-0.35*([.F47]^0.75-1.7)/([.F47]^0.75+1.7))" office:value-type="float" office:value="0.5" calcext:value-type="float">
            <text:p>0.5</text:p>
          </table:table-cell>
          <table:table-cell table:formula="of:=MAX([.G46]; 0.455-0.35*([.G47]^0.75-1.7)/([.G47]^0.75+1.7))" office:value-type="float" office:value="0.5" calcext:value-type="float">
            <text:p>0.5</text:p>
          </table:table-cell>
          <table:table-cell table:formula="of:=MAX([.H46]; 0.455-0.35*([.H47]^0.75-1.7)/([.H47]^0.75+1.7)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6" calcext:value-type="float">
            <text:p>16</text:p>
          </table:table-cell>
          <table:table-cell table:formula="of:=MAX(10; MIN([.E8];30))" office:value-type="float" office:value="16" calcext:value-type="float">
            <text:p>16</text:p>
          </table:table-cell>
          <table:table-cell table:formula="of:=MAX(10; MIN([.F8];30))" office:value-type="float" office:value="16" calcext:value-type="float">
            <text:p>16</text:p>
          </table:table-cell>
          <table:table-cell table:formula="of:=MAX(10; MIN([.G8];30))" office:value-type="float" office:value="16" calcext:value-type="float">
            <text:p>16</text:p>
          </table:table-cell>
          <table:table-cell table:formula="of:=MAX(10; MIN([.H8];30)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9])/(70-[$Vessel.$F$7])" office:value-type="float" office:value="0.931034482758621" calcext:value-type="float">
            <text:p>0.931034482758621</text:p>
          </table:table-cell>
          <table:table-cell table:formula="of:=(70-[.D49])/(70-[$Vessel.$F$7])" office:value-type="float" office:value="0.931034482758621" calcext:value-type="float">
            <text:p>0.931034482758621</text:p>
          </table:table-cell>
          <table:table-cell table:formula="of:=(70-[.E49])/(70-[$Vessel.$F$7])" office:value-type="float" office:value="0.931034482758621" calcext:value-type="float">
            <text:p>0.931034482758621</text:p>
          </table:table-cell>
          <table:table-cell table:formula="of:=(70-[.F49])/(70-[$Vessel.$F$7])" office:value-type="float" office:value="0.931034482758621" calcext:value-type="float">
            <text:p>0.931034482758621</text:p>
          </table:table-cell>
          <table:table-cell table:formula="of:=(70-[.G49])/(70-[$Vessel.$F$7])" office:value-type="float" office:value="0.931034482758621" calcext:value-type="float">
            <text:p>0.931034482758621</text:p>
          </table:table-cell>
          <table:table-cell table:formula="of:=(70-[.H49])/(70-[$Vessel.$F$7])" office:value-type="float" office:value="0.931034482758621" calcext:value-type="float">
            <text:p>0.931034482758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sl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3*[.C48]*[.C50]*[.C38]*[Vessel.$C$3]*[.C51]*(1-0.85*[.C7]/[$Vessel.$I$7])" office:value-type="float" office:value="7.40152681242512" calcext:value-type="float">
            <text:p>7.40152681242512</text:p>
          </table:table-cell>
          <table:table-cell table:formula="of:=3*[.D48]*[.D50]*[.D38]*[Vessel.$C$3]*[.D51]*(1-0.85*[.D7]/[$Vessel.$I$6])" office:value-type="float" office:value="12.952671921744" calcext:value-type="float">
            <text:p>12.952671921744</text:p>
          </table:table-cell>
          <table:table-cell table:formula="of:=3*[.E48]*[.E50]*[.E38]*[Vessel.$C$3]*[.E51]*(1-0.85*[.E7]/[$Vessel.$I$6])" office:value-type="float" office:value="25.1253669086589" calcext:value-type="float">
            <text:p>25.1253669086589</text:p>
          </table:table-cell>
          <table:table-cell table:formula="of:=3*[.F48]*[.F50]*[.F38]*[Vessel.$C$3]*[.F51]*(1-0.85*[.F7]/[$Vessel.$I$6])" office:value-type="float" office:value="-0.5443330406902" calcext:value-type="float">
            <text:p>-0.5443330406902</text:p>
          </table:table-cell>
          <table:table-cell table:formula="of:=3*[.G48]*[.G50]*[.G38]*[Vessel.$C$3]*[.G51]*(1-0.85*[.G7]/[$Vessel.$I$6])" office:value-type="float" office:value="-34.468581989706" calcext:value-type="float">
            <text:p>-34.468581989706</text:p>
          </table:table-cell>
          <table:table-cell table:formula="of:=3*[.H48]*[.H50]*[.H38]*[Vessel.$C$3]*[.H51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at x/l limit</text:p>
          </table:table-cell>
          <table:table-cell table:formula="of:=3*[.C48]*[.C50]*[.C44]*[Vessel.$C$3]*[.C51]*(1-0.85*[.C7]/[$Vessel.$I$6])" office:value-type="float" office:value="7.40152681242512" calcext:value-type="float">
            <text:p>7.40152681242512</text:p>
          </table:table-cell>
          <table:table-cell table:formula="of:=3*[.D48]*[.D50]*[.D44]*[Vessel.$C$3]*[.D51]*(1-0.85*[.D7]/[$Vessel.$I$6])" office:value-type="float" office:value="7.40152681242512" calcext:value-type="float">
            <text:p>7.40152681242512</text:p>
          </table:table-cell>
          <table:table-cell table:formula="of:=3*[.E48]*[.E50]*[.E44]*[Vessel.$C$3]*[.E51]*(1-0.85*[.E7]/[$Vessel.$I$6])" office:value-type="float" office:value="10.0501467634636" calcext:value-type="float">
            <text:p>10.0501467634636</text:p>
          </table:table-cell>
          <table:table-cell table:formula="of:=3*[.F48]*[.F50]*[.F44]*[Vessel.$C$3]*[.F51]*(1-0.85*[.F7]/[$Vessel.$I$6])" office:value-type="float" office:value="-0.5443330406902" calcext:value-type="float">
            <text:p>-0.5443330406902</text:p>
          </table:table-cell>
          <table:table-cell table:formula="of:=3*[.G48]*[.G50]*[.G44]*[Vessel.$C$3]*[.G51]*(1-0.85*[.G7]/[$Vessel.$I$6])" office:value-type="float" office:value="-13.7874327958824" calcext:value-type="float">
            <text:p>-13.7874327958824</text:p>
          </table:table-cell>
          <table:table-cell table:formula="of:=3*[.H48]*[.H50]*[.H44]*[Vessel.$C$3]*[.H51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60]-0.5)+[.C30]" office:value-type="float" office:value="13.0625" calcext:value-type="float">
            <text:p>13.0625</text:p>
          </table:table-cell>
          <table:table-cell table:formula="of:=([.D29]-[.D30])/0.4*([.D60]-0.5)+[.D30]" office:value-type="float" office:value="13.0625" calcext:value-type="float">
            <text:p>13.0625</text:p>
          </table:table-cell>
          <table:table-cell table:formula="of:=([.E29]-[.E30])/0.4*([.E60]-0.5)+[.E30]" office:value-type="float" office:value="13.8125" calcext:value-type="float">
            <text:p>13.8125</text:p>
          </table:table-cell>
          <table:table-cell table:formula="of:=([.F29]-[.F30])/0.4*([.F60]-0.5)+[.F30]" office:value-type="float" office:value="12.5" calcext:value-type="float">
            <text:p>12.5</text:p>
          </table:table-cell>
          <table:table-cell table:formula="of:=([.G29]-[.G30])/0.4*([.G60]-0.5)+[.G30]" office:value-type="float" office:value="12.5" calcext:value-type="float">
            <text:p>12.5</text:p>
          </table:table-cell>
          <table:table-cell table:formula="of:=([.H29]-[.H30])/0.4*([.H60]-0.5)+[.H30]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60]&lt;0.5;[.C30];IF([.C60]&gt;0.9;[.C29];[.C55]))" office:value-type="float" office:value="13.0625" calcext:value-type="float">
            <text:p>13.0625</text:p>
          </table:table-cell>
          <table:table-cell table:formula="of:=IF([.D60]&lt;0.5;[.D30];IF([.D60]&gt;0.9;[.D29];[.D55]))" office:value-type="float" office:value="13.0625" calcext:value-type="float">
            <text:p>13.0625</text:p>
          </table:table-cell>
          <table:table-cell table:formula="of:=IF([.E60]&lt;0.5;[.E30];IF([.E60]&gt;0.9;[.E29];[.E55]))" office:value-type="float" office:value="13.8125" calcext:value-type="float">
            <text:p>13.8125</text:p>
          </table:table-cell>
          <table:table-cell table:formula="of:=IF([.F60]&lt;0.5;[.F30];IF([.F60]&gt;0.9;[.F29];[.F55]))" office:value-type="float" office:value="12.5" calcext:value-type="float">
            <text:p>12.5</text:p>
          </table:table-cell>
          <table:table-cell table:formula="of:=IF([.G60]&lt;0.5;[.G30];IF([.G60]&gt;0.9;[.G29];[.G55]))" office:value-type="float" office:value="12.5" calcext:value-type="float">
            <text:p>12.5</text:p>
          </table:table-cell>
          <table:table-cell table:formula="of:=IF([.H60]&lt;0.5;[.H30];IF([.H60]&gt;0.9;[.H29];[.H55]))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4]-([.C54]-[.C56])/0.1*([.C59]-[.C16])" office:value-type="float" office:value="10.2320134062126" calcext:value-type="float">
            <text:p>10.2320134062126</text:p>
          </table:table-cell>
          <table:table-cell table:formula="of:=[.D54]-([.D54]-[.D56])/0.1*([.D59]-[.D16])" office:value-type="float" office:value="4.57104021863767" calcext:value-type="float">
            <text:p>4.57104021863767</text:p>
          </table:table-cell>
          <table:table-cell table:formula="of:=[.E54]-([.E54]-[.E56])/0.1*([.E59]-[.E16])" office:value-type="float" office:value="0.644263672122449" calcext:value-type="float">
            <text:p>0.644263672122449</text:p>
          </table:table-cell>
          <table:table-cell table:formula="of:=[.F54]-([.F54]-[.F56])/0.1*([.F59]-[.F16])" office:value-type="float" office:value="5.97783347965489" calcext:value-type="float">
            <text:p>5.97783347965489</text:p>
          </table:table-cell>
          <table:table-cell table:formula="of:=[.G54]-([.G54]-[.G56])/0.1*([.G59]-[.G16])" office:value-type="float" office:value="-79.5060147855884" calcext:value-type="float">
            <text:p>-79.5060147855884</text:p>
          </table:table-cell>
          <table:table-cell table:formula="of:=[.H54]-([.H54]-[.H56])/0.1*([.H59]-[.H16])" office:value-type="float" office:value="38.7874327958824" calcext:value-type="float">
            <text:p>38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9]-0.1" office:value-type="float" office:value="0.6" calcext:value-type="float">
            <text:p>0.6</text:p>
          </table:table-cell>
          <table:table-cell table:formula="of:=[.D59]-0.1" office:value-type="float" office:value="0.6" calcext:value-type="float">
            <text:p>0.6</text:p>
          </table:table-cell>
          <table:table-cell table:formula="of:=[.E59]-0.1" office:value-type="float" office:value="0.6" calcext:value-type="float">
            <text:p>0.6</text:p>
          </table:table-cell>
          <table:table-cell table:formula="of:=[.F59]-0.1" office:value-type="float" office:value="0.6" calcext:value-type="float">
            <text:p>0.6</text:p>
          </table:table-cell>
          <table:table-cell table:formula="of:=[.G59]-0.1" office:value-type="float" office:value="0.6" calcext:value-type="float">
            <text:p>0.6</text:p>
          </table:table-cell>
          <table:table-cell table:formula="of:=[.H59]-0.1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9]-0.1; 0; IF([.C16]&lt;[.C59]; [.C57]; [.C52]))" office:value-type="float" office:value="10.2320134062126" calcext:value-type="float">
            <text:p>10.2320134062126</text:p>
          </table:table-cell>
          <table:table-cell table:formula="of:=IF([.D16]&lt;[.D59]-0.1; 0; IF([.D16]&lt;[.D59]; [.D61]; [.D52]))" office:value-type="float" office:value="12.952671921744" calcext:value-type="float">
            <text:p>12.952671921744</text:p>
          </table:table-cell>
          <table:table-cell table:formula="of:=IF([.E16]&lt;[.E59]-0.1; 0; IF([.E16]&lt;[.E59]; [.E61]; [.E52]))" office:value-type="float" office:value="25.1253669086589" calcext:value-type="float">
            <text:p>25.1253669086589</text:p>
          </table:table-cell>
          <table:table-cell table:formula="of:=IF([.F16]&lt;[.F59]-0.1; 0; IF([.F16]&lt;[.F59]; [.F61]; [.F52]))" office:value-type="float" office:value="0" calcext:value-type="float">
            <text:p>0</text:p>
          </table:table-cell>
          <table:table-cell table:formula="of:=IF([.G16]&lt;[.G59]-0.1; 0; IF([.G16]&lt;[.G59]; [.G61]; [.G52]))" office:value-type="float" office:value="-34.468581989706" calcext:value-type="float">
            <text:p>-34.468581989706</text:p>
          </table:table-cell>
          <table:table-cell table:formula="of:=IF([.H16]&lt;[.H59]-0.1; 0; IF([.H16]&lt;[.H59]; [.H61]; [.H52]))" office:value-type="float" office:value="0" calcext:value-type="float">
            <text:p>0</text:p>
          </table:table-cell>
          <table:table-cell table:number-columns-repeated="4"/>
        </table:table-row>
      </table:table>
      <table:table table:name="Side Panels" table:style-name="ta1"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7.6875" calcext:value-type="float">
            <text:p>17.6875</text:p>
          </table:table-cell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7.6875" calcext:value-type="float">
            <text:p>17.6875</text:p>
          </table:table-cell>
        </table:table-row>
      </table:table>
      <table:table table:name="Bottom panels" table:style-name="ta1"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  <table:table-cell table:style-name="ce3" office:value-type="string" calcext:value-type="string">
            <text:p>Bottom Panel 02</text:p>
          </table:table-cell>
          <table:table-cell table:style-name="ce3" office:value-type="string" calcext:value-type="string">
            <text:p>Bottom Panel 03</text:p>
          </table:table-cell>
          <table:table-cell table:style-name="ce3" office:value-type="string" calcext:value-type="string">
            <text:p>Bottom Panel 04</text:p>
          </table:table-cell>
          <table:table-cell table:style-name="ce3" office:value-type="string" calcext:value-type="string">
            <text:p>Bottom Panel 05</text:p>
          </table:table-cell>
          <table:table-cell table:style-name="ce3" office:value-type="string" calcext:value-type="string">
            <text:p>Bottom Panel 06</text:p>
          </table:table-cell>
          <table:table-cell table:style-name="ce3" office:value-type="string" calcext:value-type="string">
            <text:p>Bottom Panel 07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number-columns-repeated="7" table:style-name="ce1" office:value-type="string" calcext:value-type="string">
            <text:p>fixed</text:p>
          </table:table-cell>
          <table:table-cell table:style-name="ce1"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  <table:table-cell table:style-name="ce1" table:number-columns-repeated="3"/>
          <table:table-cell table:style-name="ce1" office:value-type="string" calcext:value-type="string">
            <text:p>BT PANEL 2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7" table:style-name="ce1" office:value-type="float" office:value="-0.3" calcext:value-type="float">
            <text:p>-0.3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  <table:table-cell table:formula="of:=[.D4]/[Vessel.$F$5]" office:value-type="float" office:value="0.8" calcext:value-type="float">
            <text:p>0.8</text:p>
          </table:table-cell>
          <table:table-cell table:formula="of:=[.E4]/[Vessel.$F$5]" office:value-type="float" office:value="0.8" calcext:value-type="float">
            <text:p>0.8</text:p>
          </table:table-cell>
          <table:table-cell table:formula="of:=[.F4]/[Vessel.$F$5]" office:value-type="float" office:value="0.3" calcext:value-type="float">
            <text:p>0.3</text:p>
          </table:table-cell>
          <table:table-cell table:formula="of:=[.G4]/[Vessel.$F$5]" office:value-type="float" office:value="0.95" calcext:value-type="float">
            <text:p>0.95</text:p>
          </table:table-cell>
          <table:table-cell table:formula="of:=[.H4]/[Vessel.$F$5]" office:value-type="float" office:value="0.65" calcext:value-type="float">
            <text:p>0.65</text:p>
          </table:table-cell>
          <table:table-cell table:formula="of:=[.I4]/[Vessel.$F$5]"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21" calcext:value-type="float">
            <text:p>0.21</text:p>
          </table:table-cell>
          <table:table-cell table:formula="of:=([.D7]-[Vessel.$C$10])" office:value-type="float" office:value="0.21" calcext:value-type="float">
            <text:p>0.21</text:p>
          </table:table-cell>
          <table:table-cell table:formula="of:=([.E7]-[Vessel.$C$10])" office:value-type="float" office:value="0.21" calcext:value-type="float">
            <text:p>0.21</text:p>
          </table:table-cell>
          <table:table-cell table:formula="of:=([.F7]-[Vessel.$C$10])" office:value-type="float" office:value="0.21" calcext:value-type="float">
            <text:p>0.21</text:p>
          </table:table-cell>
          <table:table-cell table:formula="of:=([.G7]-[Vessel.$C$10])" office:value-type="float" office:value="0.21" calcext:value-type="float">
            <text:p>0.21</text:p>
          </table:table-cell>
          <table:table-cell table:formula="of:=([.H7]-[Vessel.$C$10])" office:value-type="float" office:value="0.21" calcext:value-type="float">
            <text:p>0.21</text:p>
          </table:table-cell>
          <table:table-cell table:formula="of:=([.I7]-[Vessel.$C$10])" office:value-type="float" office:value="0.21" calcext:value-type="float">
            <text:p>0.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8.225" calcext:value-type="float">
            <text:p>18.225</text:p>
          </table:table-cell>
          <table:table-cell table:formula="of:=10*([Vessel.$C$9]+0.75*[.D19]-(1-0.25*[.D19]/[Vessel.$C$9])*([.D7]-[Vessel.$C$10]))" office:value-type="float" office:value="18.225" calcext:value-type="float">
            <text:p>18.225</text:p>
          </table:table-cell>
          <table:table-cell table:formula="of:=10*([Vessel.$C$9]+0.75*[.E19]-(1-0.25*[.E19]/[Vessel.$C$9])*([.E7]-[Vessel.$C$10]))" office:value-type="float" office:value="18.225" calcext:value-type="float">
            <text:p>18.225</text:p>
          </table:table-cell>
          <table:table-cell table:formula="of:=10*([Vessel.$C$9]+0.75*[.F19]-(1-0.25*[.F19]/[Vessel.$C$9])*([.F7]-[Vessel.$C$10]))" office:value-type="float" office:value="18.225" calcext:value-type="float">
            <text:p>18.225</text:p>
          </table:table-cell>
          <table:table-cell table:formula="of:=10*([Vessel.$C$9]+0.75*[.G19]-(1-0.25*[.G19]/[Vessel.$C$9])*([.G7]-[Vessel.$C$10]))" office:value-type="float" office:value="18.225" calcext:value-type="float">
            <text:p>18.225</text:p>
          </table:table-cell>
          <table:table-cell table:formula="of:=10*([Vessel.$C$9]+0.75*[.H19]-(1-0.25*[.H19]/[Vessel.$C$9])*([.H7]-[Vessel.$C$10]))" office:value-type="float" office:value="18.225" calcext:value-type="float">
            <text:p>18.225</text:p>
          </table:table-cell>
          <table:table-cell table:formula="of:=10*([Vessel.$C$9]+0.75*[.I19]-(1-0.25*[.I19]/[Vessel.$C$9])*([.I7]-[Vessel.$C$10]))" office:value-type="float" office:value="18.225" calcext:value-type="float">
            <text:p>18.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3.875" calcext:value-type="float">
            <text:p>13.875</text:p>
          </table:table-cell>
          <table:table-cell table:formula="of:=10*([Vessel.$C$9]+0.75*[.D20]-(1-0.25*[.D20]/[Vessel.$C$9])*([.D7]-[Vessel.$C$10]))" office:value-type="float" office:value="13.875" calcext:value-type="float">
            <text:p>13.875</text:p>
          </table:table-cell>
          <table:table-cell table:formula="of:=10*([Vessel.$C$9]+0.75*[.E20]-(1-0.25*[.E20]/[Vessel.$C$9])*([.E7]-[Vessel.$C$10]))" office:value-type="float" office:value="13.875" calcext:value-type="float">
            <text:p>13.875</text:p>
          </table:table-cell>
          <table:table-cell table:formula="of:=10*([Vessel.$C$9]+0.75*[.F20]-(1-0.25*[.F20]/[Vessel.$C$9])*([.F7]-[Vessel.$C$10]))" office:value-type="float" office:value="13.875" calcext:value-type="float">
            <text:p>13.875</text:p>
          </table:table-cell>
          <table:table-cell table:formula="of:=10*([Vessel.$C$9]+0.75*[.G20]-(1-0.25*[.G20]/[Vessel.$C$9])*([.G7]-[Vessel.$C$10]))" office:value-type="float" office:value="13.875" calcext:value-type="float">
            <text:p>13.875</text:p>
          </table:table-cell>
          <table:table-cell table:formula="of:=10*([Vessel.$C$9]+0.75*[.H20]-(1-0.25*[.H20]/[Vessel.$C$9])*([.H7]-[Vessel.$C$10]))" office:value-type="float" office:value="13.875" calcext:value-type="float">
            <text:p>13.875</text:p>
          </table:table-cell>
          <table:table-cell table:formula="of:=10*([Vessel.$C$9]+0.75*[.I20]-(1-0.25*[.I20]/[Vessel.$C$9])*([.I7]-[Vessel.$C$10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20.85" calcext:value-type="float">
            <text:p>20.85</text:p>
          </table:table-cell>
          <table:table-cell table:formula="of:=10*([Vessel.$C$9]+[.D19]-([.D7]-[Vessel.$C$10]))" office:value-type="float" office:value="20.85" calcext:value-type="float">
            <text:p>20.85</text:p>
          </table:table-cell>
          <table:table-cell table:formula="of:=10*([Vessel.$C$9]+[.E19]-([.E7]-[Vessel.$C$10]))" office:value-type="float" office:value="20.85" calcext:value-type="float">
            <text:p>20.85</text:p>
          </table:table-cell>
          <table:table-cell table:formula="of:=10*([Vessel.$C$9]+[.F19]-([.F7]-[Vessel.$C$10]))" office:value-type="float" office:value="20.85" calcext:value-type="float">
            <text:p>20.85</text:p>
          </table:table-cell>
          <table:table-cell table:formula="of:=10*([Vessel.$C$9]+[.G19]-([.G7]-[Vessel.$C$10]))" office:value-type="float" office:value="20.85" calcext:value-type="float">
            <text:p>20.85</text:p>
          </table:table-cell>
          <table:table-cell table:formula="of:=10*([Vessel.$C$9]+[.H19]-([.H7]-[Vessel.$C$10]))" office:value-type="float" office:value="20.85" calcext:value-type="float">
            <text:p>20.85</text:p>
          </table:table-cell>
          <table:table-cell table:formula="of:=10*([Vessel.$C$9]+[.I19]-([.I7]-[Vessel.$C$10]))" office:value-type="float" office:value="20.85" calcext:value-type="float">
            <text:p>2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5.75" calcext:value-type="float">
            <text:p>15.75</text:p>
          </table:table-cell>
          <table:table-cell table:formula="of:=10*([Vessel.$C$9]+[.D20]-([.D7]-[Vessel.$C$10]))" office:value-type="float" office:value="15.75" calcext:value-type="float">
            <text:p>15.75</text:p>
          </table:table-cell>
          <table:table-cell table:formula="of:=10*([Vessel.$C$9]+[.E20]-([.E7]-[Vessel.$C$10]))" office:value-type="float" office:value="15.75" calcext:value-type="float">
            <text:p>15.75</text:p>
          </table:table-cell>
          <table:table-cell table:formula="of:=10*([Vessel.$C$9]+[.F20]-([.F7]-[Vessel.$C$10]))" office:value-type="float" office:value="15.75" calcext:value-type="float">
            <text:p>15.75</text:p>
          </table:table-cell>
          <table:table-cell table:formula="of:=10*([Vessel.$C$9]+[.G20]-([.G7]-[Vessel.$C$10]))" office:value-type="float" office:value="15.75" calcext:value-type="float">
            <text:p>15.75</text:p>
          </table:table-cell>
          <table:table-cell table:formula="of:=10*([Vessel.$C$9]+[.H20]-([.H7]-[Vessel.$C$10]))" office:value-type="float" office:value="15.75" calcext:value-type="float">
            <text:p>15.75</text:p>
          </table:table-cell>
          <table:table-cell table:formula="of:=10*([Vessel.$C$9]+[.I20]-([.I7]-[Vessel.$C$10]))" office:value-type="float" office:value="15.75" calcext:value-type="float">
            <text:p>15.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8.225" calcext:value-type="float">
            <text:p>18.225</text:p>
          </table:table-cell>
          <table:table-cell table:formula="of:=IF([.D$7]&lt;0;[.D23];[.D25])" office:value-type="float" office:value="18.225" calcext:value-type="float">
            <text:p>18.225</text:p>
          </table:table-cell>
          <table:table-cell table:formula="of:=IF([.E$7]&lt;0;[.E23];[.E25])" office:value-type="float" office:value="18.225" calcext:value-type="float">
            <text:p>18.225</text:p>
          </table:table-cell>
          <table:table-cell table:formula="of:=IF([.F$7]&lt;0;[.F23];[.F25])" office:value-type="float" office:value="18.225" calcext:value-type="float">
            <text:p>18.225</text:p>
          </table:table-cell>
          <table:table-cell table:formula="of:=IF([.G$7]&lt;0;[.G23];[.G25])" office:value-type="float" office:value="18.225" calcext:value-type="float">
            <text:p>18.225</text:p>
          </table:table-cell>
          <table:table-cell table:formula="of:=IF([.H$7]&lt;0;[.H23];[.H25])" office:value-type="float" office:value="18.225" calcext:value-type="float">
            <text:p>18.225</text:p>
          </table:table-cell>
          <table:table-cell table:formula="of:=IF([.I$7]&lt;0;[.I23];[.I25])" office:value-type="float" office:value="18.225" calcext:value-type="float">
            <text:p>18.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3.875" calcext:value-type="float">
            <text:p>13.875</text:p>
          </table:table-cell>
          <table:table-cell table:formula="of:=IF([.D$7]&lt;0;[.D24];[.D26])" office:value-type="float" office:value="13.875" calcext:value-type="float">
            <text:p>13.875</text:p>
          </table:table-cell>
          <table:table-cell table:formula="of:=IF([.E$7]&lt;0;[.E24];[.E26])" office:value-type="float" office:value="13.875" calcext:value-type="float">
            <text:p>13.875</text:p>
          </table:table-cell>
          <table:table-cell table:formula="of:=IF([.F$7]&lt;0;[.F24];[.F26])" office:value-type="float" office:value="13.875" calcext:value-type="float">
            <text:p>13.875</text:p>
          </table:table-cell>
          <table:table-cell table:formula="of:=IF([.G$7]&lt;0;[.G24];[.G26])" office:value-type="float" office:value="13.875" calcext:value-type="float">
            <text:p>13.875</text:p>
          </table:table-cell>
          <table:table-cell table:formula="of:=IF([.H$7]&lt;0;[.H24];[.H26])" office:value-type="float" office:value="13.875" calcext:value-type="float">
            <text:p>13.875</text:p>
          </table:table-cell>
          <table:table-cell table:formula="of:=IF([.I$7]&lt;0;[.I24];[.I26]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formula="of:=MAX([.I27];[.I21]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3.875" calcext:value-type="float">
            <text:p>13.875</text:p>
          </table:table-cell>
          <table:table-cell table:formula="of:=MAX([.D28];[.D22])" office:value-type="float" office:value="13.875" calcext:value-type="float">
            <text:p>13.875</text:p>
          </table:table-cell>
          <table:table-cell table:formula="of:=MAX([.E28];[.E22])" office:value-type="float" office:value="13.875" calcext:value-type="float">
            <text:p>13.875</text:p>
          </table:table-cell>
          <table:table-cell table:formula="of:=MAX([.F28];[.F22])" office:value-type="float" office:value="13.875" calcext:value-type="float">
            <text:p>13.875</text:p>
          </table:table-cell>
          <table:table-cell table:formula="of:=MAX([.G28];[.G22])" office:value-type="float" office:value="13.875" calcext:value-type="float">
            <text:p>13.875</text:p>
          </table:table-cell>
          <table:table-cell table:formula="of:=MAX([.H28];[.H22])" office:value-type="float" office:value="13.875" calcext:value-type="float">
            <text:p>13.875</text:p>
          </table:table-cell>
          <table:table-cell table:formula="of:=MAX([.I28];[.I22]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8.46875" calcext:value-type="float">
            <text:p>18.46875</text:p>
          </table:table-cell>
          <table:table-cell table:formula="of:=([.D29]-[.D30])/0.4*([.D16]-0.5)+[.D30]" office:value-type="float" office:value="18.46875" calcext:value-type="float">
            <text:p>18.46875</text:p>
          </table:table-cell>
          <table:table-cell table:formula="of:=([.E29]-[.E30])/0.4*([.E16]-0.5)+[.E30]" office:value-type="float" office:value="18.46875" calcext:value-type="float">
            <text:p>18.46875</text:p>
          </table:table-cell>
          <table:table-cell table:formula="of:=([.F29]-[.F30])/0.4*([.F16]-0.5)+[.F30]" office:value-type="float" office:value="10.8125" calcext:value-type="float">
            <text:p>10.8125</text:p>
          </table:table-cell>
          <table:table-cell table:formula="of:=([.G29]-[.G30])/0.4*([.G16]-0.5)+[.G30]" office:value-type="float" office:value="20.765625" calcext:value-type="float">
            <text:p>20.765625</text:p>
          </table:table-cell>
          <table:table-cell table:formula="of:=([.H29]-[.H30])/0.4*([.H16]-0.5)+[.H30]" office:value-type="float" office:value="16.171875" calcext:value-type="float">
            <text:p>16.171875</text:p>
          </table:table-cell>
          <table:table-cell table:formula="of:=([.I29]-[.I30])/0.4*([.I16]-0.5)+[.I30]" office:value-type="float" office:value="13.109375" calcext:value-type="float">
            <text:p>13.1093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8.46875" calcext:value-type="float">
            <text:p>18.46875</text:p>
          </table:table-cell>
          <table:table-cell table:formula="of:=IF([.D16]&lt;0.5;[.D30];IF([.D16]&gt;0.9;[.D29];[.D31]))" office:value-type="float" office:value="18.46875" calcext:value-type="float">
            <text:p>18.46875</text:p>
          </table:table-cell>
          <table:table-cell table:formula="of:=IF([.E16]&lt;0.5;[.E30];IF([.E16]&gt;0.9;[.E29];[.E31]))" office:value-type="float" office:value="18.46875" calcext:value-type="float">
            <text:p>18.46875</text:p>
          </table:table-cell>
          <table:table-cell table:formula="of:=IF([.F16]&lt;0.5;[.F30];IF([.F16]&gt;0.9;[.F29];[.F31]))" office:value-type="float" office:value="13.875" calcext:value-type="float">
            <text:p>13.8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6.171875" calcext:value-type="float">
            <text:p>16.171875</text:p>
          </table:table-cell>
          <table:table-cell table:formula="of:=IF([.I16]&lt;0.5;[.I30];IF([.I16]&gt;0.9;[.I29];[.I31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0.5+[.C16]" office:value-type="float" office:value="1.3" calcext:value-type="float">
            <text:p>1.3</text:p>
          </table:table-cell>
          <table:table-cell table:formula="of:=0.5+[.D16]" office:value-type="float" office:value="1.3" calcext:value-type="float">
            <text:p>1.3</text:p>
          </table:table-cell>
          <table:table-cell table:formula="of:=0.5+[.E16]" office:value-type="float" office:value="1.3" calcext:value-type="float">
            <text:p>1.3</text:p>
          </table:table-cell>
          <table:table-cell table:formula="of:=0.5+[.F16]" office:value-type="float" office:value="0.8" calcext:value-type="float">
            <text:p>0.8</text:p>
          </table:table-cell>
          <table:table-cell table:formula="of:=0.5+[.G16]" office:value-type="float" office:value="1.45" calcext:value-type="float">
            <text:p>1.45</text:p>
          </table:table-cell>
          <table:table-cell table:formula="of:=0.5+[.H16]" office:value-type="float" office:value="1.15" calcext:value-type="float">
            <text:p>1.15</text:p>
          </table:table-cell>
          <table:table-cell table:formula="of:=0.5+[.I16]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3-2.5*[.C16]" office:value-type="float" office:value="1" calcext:value-type="float">
            <text:p>1</text:p>
          </table:table-cell>
          <table:table-cell table:formula="of:=3-2.5*[.D16]" office:value-type="float" office:value="1" calcext:value-type="float">
            <text:p>1</text:p>
          </table:table-cell>
          <table:table-cell table:formula="of:=3-2.5*[.E16]" office:value-type="float" office:value="1" calcext:value-type="float">
            <text:p>1</text:p>
          </table:table-cell>
          <table:table-cell table:formula="of:=3-2.5*[.F16]" office:value-type="float" office:value="2.25" calcext:value-type="float">
            <text:p>2.25</text:p>
          </table:table-cell>
          <table:table-cell table:formula="of:=3-2.5*[.G16]" office:value-type="float" office:value="0.625" calcext:value-type="float">
            <text:p>0.625</text:p>
          </table:table-cell>
          <table:table-cell table:formula="of:=3-2.5*[.H16]" office:value-type="float" office:value="1.375" calcext:value-type="float">
            <text:p>1.375</text:p>
          </table:table-cell>
          <table:table-cell table:formula="of:=3-2.5*[.I16]" office:value-type="float" office:value="1.875" calcext:value-type="float">
            <text:p>1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IF([.C16]&lt;0.5;[.C34];IF([.C16]&lt;0.8;[.C35];[.C36]))" office:value-type="float" office:value="1" calcext:value-type="float">
            <text:p>1</text:p>
          </table:table-cell>
          <table:table-cell table:formula="of:=IF([.D16]&lt;0.5;[.D34];IF([.D16]&lt;0.8;[.D35];[.D36]))" office:value-type="float" office:value="1" calcext:value-type="float">
            <text:p>1</text:p>
          </table:table-cell>
          <table:table-cell table:formula="of:=IF([.E16]&lt;0.5;[.E34];IF([.E16]&lt;0.8;[.E35];[.E36]))" office:value-type="float" office:value="1" calcext:value-type="float">
            <text:p>1</text:p>
          </table:table-cell>
          <table:table-cell table:formula="of:=IF([.F16]&lt;0.5;[.F34];IF([.F16]&lt;0.8;[.F35];[.F36]))" office:value-type="float" office:value="0.8" calcext:value-type="float">
            <text:p>0.8</text:p>
          </table:table-cell>
          <table:table-cell table:formula="of:=IF([.G16]&lt;0.5;[.G34];IF([.G16]&lt;0.8;[.G35];[.G36]))" office:value-type="float" office:value="0.625" calcext:value-type="float">
            <text:p>0.625</text:p>
          </table:table-cell>
          <table:table-cell table:formula="of:=IF([.H16]&lt;0.5;[.H34];IF([.H16]&lt;0.8;[.H35];[.H36]))" office:value-type="float" office:value="1" calcext:value-type="float">
            <text:p>1</text:p>
          </table:table-cell>
          <table:table-cell table:formula="of:=IF([.I16]&lt;0.5;[.I34];IF([.I16]&lt;0.8;[.I35];[.I36]))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Vessel.$F$6]" office:value-type="float" office:value="24.2857142857143" calcext:value-type="float">
            <text:p>24.2857142857143</text:p>
          </table:table-cell>
          <table:table-cell table:formula="of:=100*[.E5]*[.E6]/[Vessel.$F$6]" office:value-type="float" office:value="24.2857142857143" calcext:value-type="float">
            <text:p>24.2857142857143</text:p>
          </table:table-cell>
          <table:table-cell table:formula="of:=100*[.F5]*[.F6]/[Vessel.$F$6]" office:value-type="float" office:value="24.2857142857143" calcext:value-type="float">
            <text:p>24.2857142857143</text:p>
          </table:table-cell>
          <table:table-cell table:formula="of:=100*[.G5]*[.G6]/[Vessel.$F$6]" office:value-type="float" office:value="24.2857142857143" calcext:value-type="float">
            <text:p>24.2857142857143</text:p>
          </table:table-cell>
          <table:table-cell table:formula="of:=100*[.H5]*[.H6]/[Vessel.$F$6]" office:value-type="float" office:value="0.242857142857143" calcext:value-type="float">
            <text:p>0.242857142857143</text:p>
          </table:table-cell>
          <table:table-cell table:formula="of:=100*[.I5]*[.I6]/[Vessel.$F$6]" office:value-type="float" office:value="0.242857142857143" calcext:value-type="float">
            <text:p>0.24285714285714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38]; 0.455-0.35*([.C39]^0.75-1.7)/([.C39]^0.75+1.7))" office:value-type="float" office:value="0.5" calcext:value-type="float">
            <text:p>0.5</text:p>
          </table:table-cell>
          <table:table-cell table:formula="of:=MAX([.D38]; 0.455-0.35*([.D39]^0.75-1.7)/([.D39]^0.75+1.7))" office:value-type="float" office:value="0.5" calcext:value-type="float">
            <text:p>0.5</text:p>
          </table:table-cell>
          <table:table-cell table:formula="of:=MAX([.E38]; 0.455-0.35*([.E39]^0.75-1.7)/([.E39]^0.75+1.7))" office:value-type="float" office:value="0.5" calcext:value-type="float">
            <text:p>0.5</text:p>
          </table:table-cell>
          <table:table-cell table:formula="of:=MAX([.F38]; 0.455-0.35*([.F39]^0.75-1.7)/([.F39]^0.75+1.7))" office:value-type="float" office:value="0.5" calcext:value-type="float">
            <text:p>0.5</text:p>
          </table:table-cell>
          <table:table-cell table:formula="of:=MAX([.G38]; 0.455-0.35*([.G39]^0.75-1.7)/([.G39]^0.75+1.7))" office:value-type="float" office:value="0.5" calcext:value-type="float">
            <text:p>0.5</text:p>
          </table:table-cell>
          <table:table-cell table:formula="of:=MAX([.H38]; 0.455-0.35*([.H39]^0.75-1.7)/([.H39]^0.75+1.7))" office:value-type="float" office:value="0.686636931781797" calcext:value-type="float">
            <text:p>0.686636931781797</text:p>
          </table:table-cell>
          <table:table-cell table:formula="of:=MAX([.I38]; 0.455-0.35*([.I39]^0.75-1.7)/([.I39]^0.75+1.7))" office:value-type="float" office:value="0.686636931781797" calcext:value-type="float">
            <text:p>0.68663693178179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0" calcext:value-type="float">
            <text:p>10</text:p>
          </table:table-cell>
          <table:table-cell table:formula="of:=MAX(10; MIN([.E8];30))" office:value-type="float" office:value="30" calcext:value-type="float">
            <text:p>30</text:p>
          </table:table-cell>
          <table:table-cell table:formula="of:=MAX(10; MIN([.F8];30))" office:value-type="float" office:value="30" calcext:value-type="float">
            <text:p>30</text:p>
          </table:table-cell>
          <table:table-cell table:formula="of:=MAX(10; MIN([.G8];30))" office:value-type="float" office:value="12" calcext:value-type="float">
            <text:p>12</text:p>
          </table:table-cell>
          <table:table-cell table:formula="of:=MAX(10; MIN([.H8];30))" office:value-type="float" office:value="10" calcext:value-type="float">
            <text:p>10</text:p>
          </table:table-cell>
          <table:table-cell table:formula="of:=MAX(10; MIN([.I8];3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1])/(70-[$Vessel.$F$7])" office:value-type="float" office:value="0.931034482758621" calcext:value-type="float">
            <text:p>0.931034482758621</text:p>
          </table:table-cell>
          <table:table-cell table:formula="of:=(70-[.D41])/(70-[Vessel.$F$7])" office:value-type="float" office:value="1.03448275862069" calcext:value-type="float">
            <text:p>1.03448275862069</text:p>
          </table:table-cell>
          <table:table-cell table:formula="of:=(70-[.E41])/(70-[Vessel.$F$7])" office:value-type="float" office:value="0.689655172413793" calcext:value-type="float">
            <text:p>0.689655172413793</text:p>
          </table:table-cell>
          <table:table-cell table:formula="of:=(70-[.F41])/(70-[Vessel.$F$7])" office:value-type="float" office:value="0.689655172413793" calcext:value-type="float">
            <text:p>0.689655172413793</text:p>
          </table:table-cell>
          <table:table-cell table:formula="of:=(70-[.G41])/(70-[Vessel.$F$7])" office:value-type="float" office:value="1" calcext:value-type="float">
            <text:p>1</text:p>
          </table:table-cell>
          <table:table-cell table:formula="of:=(70-[.H41])/(70-[Vessel.$F$7])" office:value-type="float" office:value="1.03448275862069" calcext:value-type="float">
            <text:p>1.03448275862069</text:p>
          </table:table-cell>
          <table:table-cell table:formula="of:=(70-[.I41])/(70-[Vessel.$F$7])" office:value-type="float" office:value="1.03448275862069" calcext:value-type="float">
            <text:p>1.0344827586206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100*[$Vessel.$C$9]*[.C37]*[.C40]*[.C42]*[$Vessel.$F$4]" office:value-type="float" office:value="23.7413793103448" calcext:value-type="float">
            <text:p>23.7413793103448</text:p>
          </table:table-cell>
          <table:table-cell table:formula="of:=100*[Vessel.$C$9]*[.D37]*[.D40]*[.D42]*[Vessel.$F$4]" office:value-type="float" office:value="26.3793103448276" calcext:value-type="float">
            <text:p>26.3793103448276</text:p>
          </table:table-cell>
          <table:table-cell table:formula="of:=100*[Vessel.$C$9]*[.E37]*[.E40]*[.E42]*[Vessel.$F$4]" office:value-type="float" office:value="17.5862068965517" calcext:value-type="float">
            <text:p>17.5862068965517</text:p>
          </table:table-cell>
          <table:table-cell table:formula="of:=100*[Vessel.$C$9]*[.F37]*[.F40]*[.F42]*[Vessel.$F$4]" office:value-type="float" office:value="14.0689655172414" calcext:value-type="float">
            <text:p>14.0689655172414</text:p>
          </table:table-cell>
          <table:table-cell table:formula="of:=100*[Vessel.$C$9]*[.G37]*[.G40]*[.G42]*[Vessel.$F$4]" office:value-type="float" office:value="15.9375" calcext:value-type="float">
            <text:p>15.9375</text:p>
          </table:table-cell>
          <table:table-cell table:formula="of:=100*[Vessel.$C$9]*[.H37]*[.H40]*[.H42]*[Vessel.$F$4]" office:value-type="float" office:value="36.2260174353845" calcext:value-type="float">
            <text:p>36.2260174353845</text:p>
          </table:table-cell>
          <table:table-cell table:formula="of:=100*[Vessel.$C$9]*[.I37]*[.I40]*[.I42]*[Vessel.$F$4]" office:value-type="float" office:value="34.4147165636152" calcext:value-type="float">
            <text:p>34.4147165636152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55]-0.5)+[.C30]" office:value-type="float" office:value="12.34375" calcext:value-type="float">
            <text:p>12.34375</text:p>
          </table:table-cell>
          <table:table-cell table:formula="of:=([.D29]-[.D30])/0.4*([.D55]-0.5)+[.D30]" office:value-type="float" office:value="12.34375" calcext:value-type="float">
            <text:p>12.34375</text:p>
          </table:table-cell>
          <table:table-cell table:formula="of:=([.E29]-[.E30])/0.4*([.E55]-0.5)+[.E30]" office:value-type="float" office:value="12.34375" calcext:value-type="float">
            <text:p>12.34375</text:p>
          </table:table-cell>
          <table:table-cell table:formula="of:=([.F29]-[.F30])/0.4*([.F55]-0.5)+[.F30]" office:value-type="float" office:value="12.34375" calcext:value-type="float">
            <text:p>12.34375</text:p>
          </table:table-cell>
          <table:table-cell table:formula="of:=([.G29]-[.G30])/0.4*([.G55]-0.5)+[.G30]" office:value-type="float" office:value="12.34375" calcext:value-type="float">
            <text:p>12.34375</text:p>
          </table:table-cell>
          <table:table-cell table:formula="of:=([.H29]-[.H30])/0.4*([.H55]-0.5)+[.H30]" office:value-type="float" office:value="12.34375" calcext:value-type="float">
            <text:p>12.34375</text:p>
          </table:table-cell>
          <table:table-cell table:formula="of:=([.I29]-[.I30])/0.4*([.I55]-0.5)+[.I30]" office:value-type="float" office:value="12.34375" calcext:value-type="float">
            <text:p>12.343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16]&lt;0.5;[.C30];IF([.C55]&gt;0.9;[.C29];[.C31]))" office:value-type="float" office:value="18.46875" calcext:value-type="float">
            <text:p>18.46875</text:p>
          </table:table-cell>
          <table:table-cell table:formula="of:=IF([.D16]&lt;0.5;[.D30];IF([.D55]&gt;0.9;[.D29];[.D31]))" office:value-type="float" office:value="18.46875" calcext:value-type="float">
            <text:p>18.46875</text:p>
          </table:table-cell>
          <table:table-cell table:formula="of:=IF([.E16]&lt;0.5;[.E30];IF([.E55]&gt;0.9;[.E29];[.E31]))" office:value-type="float" office:value="18.46875" calcext:value-type="float">
            <text:p>18.46875</text:p>
          </table:table-cell>
          <table:table-cell table:formula="of:=IF([.F16]&lt;0.5;[.F30];IF([.F55]&gt;0.9;[.F29];[.F31]))" office:value-type="float" office:value="13.875" calcext:value-type="float">
            <text:p>13.875</text:p>
          </table:table-cell>
          <table:table-cell table:formula="of:=IF([.G16]&lt;0.5;[.G30];IF([.G55]&gt;0.9;[.G29];[.G31]))" office:value-type="float" office:value="20.765625" calcext:value-type="float">
            <text:p>20.765625</text:p>
          </table:table-cell>
          <table:table-cell table:formula="of:=IF([.H16]&lt;0.5;[.H30];IF([.H55]&gt;0.9;[.H29];[.H31]))" office:value-type="float" office:value="16.171875" calcext:value-type="float">
            <text:p>16.171875</text:p>
          </table:table-cell>
          <table:table-cell table:formula="of:=IF([.I16]&lt;0.5;[.I30];IF([.I55]&gt;0.9;[.I29];[.I31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0.5+[.C54]" office:value-type="float" office:value="1" calcext:value-type="float">
            <text:p>1</text:p>
          </table:table-cell>
          <table:table-cell table:formula="of:=0.5+[.D54]" office:value-type="float" office:value="1" calcext:value-type="float">
            <text:p>1</text:p>
          </table:table-cell>
          <table:table-cell table:formula="of:=0.5+[.E54]" office:value-type="float" office:value="1" calcext:value-type="float">
            <text:p>1</text:p>
          </table:table-cell>
          <table:table-cell table:formula="of:=0.5+[.F54]" office:value-type="float" office:value="1" calcext:value-type="float">
            <text:p>1</text:p>
          </table:table-cell>
          <table:table-cell table:formula="of:=0.5+[.G54]" office:value-type="float" office:value="1" calcext:value-type="float">
            <text:p>1</text:p>
          </table:table-cell>
          <table:table-cell table:formula="of:=0.5+[.H54]" office:value-type="float" office:value="1" calcext:value-type="float">
            <text:p>1</text:p>
          </table:table-cell>
          <table:table-cell table:formula="of:=0.5+[.I54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3-2.5*[.C54]" office:value-type="float" office:value="1.75" calcext:value-type="float">
            <text:p>1.75</text:p>
          </table:table-cell>
          <table:table-cell table:formula="of:=3-2.5*[.D54]" office:value-type="float" office:value="1.75" calcext:value-type="float">
            <text:p>1.75</text:p>
          </table:table-cell>
          <table:table-cell table:formula="of:=3-2.5*[.E54]" office:value-type="float" office:value="1.75" calcext:value-type="float">
            <text:p>1.75</text:p>
          </table:table-cell>
          <table:table-cell table:formula="of:=3-2.5*[.F54]" office:value-type="float" office:value="1.75" calcext:value-type="float">
            <text:p>1.75</text:p>
          </table:table-cell>
          <table:table-cell table:formula="of:=3-2.5*[.G54]" office:value-type="float" office:value="1.75" calcext:value-type="float">
            <text:p>1.75</text:p>
          </table:table-cell>
          <table:table-cell table:formula="of:=3-2.5*[.H54]" office:value-type="float" office:value="1.75" calcext:value-type="float">
            <text:p>1.75</text:p>
          </table:table-cell>
          <table:table-cell table:formula="of:=3-2.5*[.I54]" office:value-type="float" office:value="1.75" calcext:value-type="float">
            <text:p>1.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IF([.C30]&lt;0.5;[.C48];IF([.C54]&lt;0.8;[.C49];[.C50]))" office:value-type="float" office:value="1" calcext:value-type="float">
            <text:p>1</text:p>
          </table:table-cell>
          <table:table-cell table:formula="of:=IF([.D30]&lt;0.5;[.D48];IF([.D54]&lt;0.8;[.D49];[.D50]))" office:value-type="float" office:value="1" calcext:value-type="float">
            <text:p>1</text:p>
          </table:table-cell>
          <table:table-cell table:formula="of:=IF([.E30]&lt;0.5;[.E48];IF([.E54]&lt;0.8;[.E49];[.E50]))" office:value-type="float" office:value="1" calcext:value-type="float">
            <text:p>1</text:p>
          </table:table-cell>
          <table:table-cell table:formula="of:=IF([.F30]&lt;0.5;[.F48];IF([.F54]&lt;0.8;[.F49];[.F50]))" office:value-type="float" office:value="1" calcext:value-type="float">
            <text:p>1</text:p>
          </table:table-cell>
          <table:table-cell table:formula="of:=IF([.G30]&lt;0.5;[.G48];IF([.G54]&lt;0.8;[.G49];[.G50]))" office:value-type="float" office:value="1" calcext:value-type="float">
            <text:p>1</text:p>
          </table:table-cell>
          <table:table-cell table:formula="of:=IF([.H30]&lt;0.5;[.H48];IF([.H54]&lt;0.8;[.H49];[.H50]))" office:value-type="float" office:value="1" calcext:value-type="float">
            <text:p>1</text:p>
          </table:table-cell>
          <table:table-cell table:formula="of:=IF([.I30]&lt;0.5;[.I48];IF([.I54]&lt;0.8;[.I49];[.I50]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limit</text:p>
          </table:table-cell>
          <table:table-cell table:formula="of:=100*[$Vessel.$C$9]*[.C48]*[.C40]*[.C42]*[$Vessel.$F$4]" office:value-type="float" office:value="23.7413793103448" calcext:value-type="float">
            <text:p>23.7413793103448</text:p>
          </table:table-cell>
          <table:table-cell table:formula="of:=100*[$Vessel.$C$9]*[.D48]*[.D40]*[.D42]*[$Vessel.$F$4]" office:value-type="float" office:value="26.3793103448276" calcext:value-type="float">
            <text:p>26.3793103448276</text:p>
          </table:table-cell>
          <table:table-cell table:formula="of:=100*[$Vessel.$C$9]*[.E48]*[.E40]*[.E42]*[$Vessel.$F$4]" office:value-type="float" office:value="17.5862068965517" calcext:value-type="float">
            <text:p>17.5862068965517</text:p>
          </table:table-cell>
          <table:table-cell table:formula="of:=100*[$Vessel.$C$9]*[.F48]*[.F40]*[.F42]*[$Vessel.$F$4]" office:value-type="float" office:value="17.5862068965517" calcext:value-type="float">
            <text:p>17.5862068965517</text:p>
          </table:table-cell>
          <table:table-cell table:formula="of:=100*[$Vessel.$C$9]*[.G48]*[.G40]*[.G42]*[$Vessel.$F$4]" office:value-type="float" office:value="25.5" calcext:value-type="float">
            <text:p>25.5</text:p>
          </table:table-cell>
          <table:table-cell table:formula="of:=100*[$Vessel.$C$9]*[.H48]*[.H40]*[.H42]*[$Vessel.$F$4]" office:value-type="float" office:value="36.2260174353845" calcext:value-type="float">
            <text:p>36.2260174353845</text:p>
          </table:table-cell>
          <table:table-cell table:formula="of:=100*[$Vessel.$C$9]*[.I48]*[.I40]*[.I42]*[$Vessel.$F$4]" office:value-type="float" office:value="36.2260174353845" calcext:value-type="float">
            <text:p>36.226017435384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4]-0.1" office:value-type="float" office:value="0.4" calcext:value-type="float">
            <text:p>0.4</text:p>
          </table:table-cell>
          <table:table-cell table:formula="of:=[.D54]-0.1" office:value-type="float" office:value="0.4" calcext:value-type="float">
            <text:p>0.4</text:p>
          </table:table-cell>
          <table:table-cell table:formula="of:=[.E54]-0.1" office:value-type="float" office:value="0.4" calcext:value-type="float">
            <text:p>0.4</text:p>
          </table:table-cell>
          <table:table-cell table:formula="of:=[.F54]-0.1" office:value-type="float" office:value="0.4" calcext:value-type="float">
            <text:p>0.4</text:p>
          </table:table-cell>
          <table:table-cell table:formula="of:=[.G54]-0.1" office:value-type="float" office:value="0.4" calcext:value-type="float">
            <text:p>0.4</text:p>
          </table:table-cell>
          <table:table-cell table:formula="of:=[.H54]-0.1" office:value-type="float" office:value="0.4" calcext:value-type="float">
            <text:p>0.4</text:p>
          </table:table-cell>
          <table:table-cell table:formula="of:=[.I54]-0.1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2]-([.C52]-[.C46])/0.1*([.C54]-[.C16])" office:value-type="float" office:value="39.5592672413793" calcext:value-type="float">
            <text:p>39.5592672413793</text:p>
          </table:table-cell>
          <table:table-cell table:formula="of:=[.D43]-([.D43]-[.D32])/0.1*([.D54]-[.D16])" office:value-type="float" office:value="50.1109913793104" calcext:value-type="float">
            <text:p>50.1109913793104</text:p>
          </table:table-cell>
          <table:table-cell table:formula="of:=[.E43]-([.E43]-[.E32])/0.1*([.E54]-[.E16])" office:value-type="float" office:value="14.9385775862069" calcext:value-type="float">
            <text:p>14.9385775862069</text:p>
          </table:table-cell>
          <table:table-cell table:formula="of:=[.F43]-([.F43]-[.F32])/0.1*([.F54]-[.F16])" office:value-type="float" office:value="13.6810344827586" calcext:value-type="float">
            <text:p>13.6810344827586</text:p>
          </table:table-cell>
          <table:table-cell table:formula="of:=[.G43]-([.G43]-[.G32])/0.1*([.G54]-[.G16])" office:value-type="float" office:value="-2.34375" calcext:value-type="float">
            <text:p>-2.34375</text:p>
          </table:table-cell>
          <table:table-cell table:formula="of:=[.H43]-([.H43]-[.H32])/0.1*([.H54]-[.H16])" office:value-type="float" office:value="66.3072310884612" calcext:value-type="float">
            <text:p>66.3072310884612</text:p>
          </table:table-cell>
          <table:table-cell table:formula="of:=[.I43]-([.I43]-[.I32])/0.1*([.I54]-[.I16])" office:value-type="float" office:value="24.1448582818076" calcext:value-type="float">
            <text:p>24.14485828180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4]-0.1; 0; IF([.C16]&lt;[.C54]; [.C57]; [.C43]))" office:value-type="float" office:value="23.7413793103448" calcext:value-type="float">
            <text:p>23.7413793103448</text:p>
          </table:table-cell>
          <table:table-cell table:formula="of:=IF([.D16]&lt;[.D54]-0.1; 0; IF([.D16]&lt;[.D54]; [.D57]; [.D43]))" office:value-type="float" office:value="26.3793103448276" calcext:value-type="float">
            <text:p>26.3793103448276</text:p>
          </table:table-cell>
          <table:table-cell table:formula="of:=IF([.E16]&lt;[.E54]-0.1; 0; IF([.E16]&lt;[.E54]; [.E57]; [.E43]))" office:value-type="float" office:value="17.5862068965517" calcext:value-type="float">
            <text:p>17.5862068965517</text:p>
          </table:table-cell>
          <table:table-cell table:formula="of:=IF([.F16]&lt;[.F54]-0.1; 0; IF([.F16]&lt;[.F54]; [.F57]; [.F43]))" office:value-type="float" office:value="0" calcext:value-type="float">
            <text:p>0</text:p>
          </table:table-cell>
          <table:table-cell table:formula="of:=IF([.G16]&lt;[.G54]-0.1; 0; IF([.G16]&lt;[.G54]; [.G57]; [.G43]))" office:value-type="float" office:value="15.9375" calcext:value-type="float">
            <text:p>15.9375</text:p>
          </table:table-cell>
          <table:table-cell table:formula="of:=IF([.H16]&lt;[.H54]-0.1; 0; IF([.H16]&lt;[.H54]; [.H57]; [.H43]))" office:value-type="float" office:value="36.2260174353845" calcext:value-type="float">
            <text:p>36.2260174353845</text:p>
          </table:table-cell>
          <table:table-cell table:formula="of:=IF([.I16]&lt;[.I54]-0.1; 0; IF([.I16]&lt;[.I54]; [.I57]; [.I43]))" office:value-type="float" office:value="24.1448582818076" calcext:value-type="float">
            <text:p>24.1448582818076</text:p>
          </table:table-cell>
          <table:table-cell table:number-columns-repeated="13"/>
        </table:table-row>
      </table:table>
      <table:table table:name="Bottom Stiffener 01 Pressur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3" office:value-type="string" calcext:value-type="string">
            <text:p>Bottom Panel 01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/>
          <table:table-cell table:style-name="ce1" office:value-type="string" calcext:value-type="string">
            <text:p>fixed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/>
          <table:table-cell table:style-name="ce1" office:value-type="string" calcext:value-type="string">
            <text:p>BT PANEL 2</text:p>
          </table:table-cell>
          <table:table-cell/>
          <table:table-cell office:value-type="string" calcext:value-type="string">
            <text:p>factor due to type of support at end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/w</text:p>
          </table:table-cell>
          <table:table-cell office:value-type="string" calcext:value-type="string">
            <text:p>weff/w</text:p>
          </table:table-cell>
          <table:table-cell office:value-type="string" calcext:value-type="string">
            <text:p>weff/w 1</text:p>
          </table:table-cell>
          <table:table-cell office:value-type="string" calcext:value-type="string">
            <text:p>weff/w 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/>
          <table:table-cell office:value-type="string" calcext:value-type="string">
            <text:p>length between zero bending moments</text:p>
          </table:table-cell>
          <table:table-cell office:value-type="string" calcext:value-type="string">
            <text:p>L1</text:p>
          </table:table-cell>
          <table:table-cell table:formula="of:=[.H3]*[.D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FORECAST([.$H$5];[.K4:.K5];[.J4:.J5])" office:value-type="float" office:value="0.43" calcext:value-type="float">
            <text:p>0.43</text:p>
          </table:table-cell>
          <table:table-cell table:formula="of:=FORECAST([.$H$6];[.K4:.K5];[.J4:.J5])" office:value-type="float" office:value="0.43" calcext:value-type="float">
            <text:p>0.43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style-name="ce1" office:value-type="float" office:value="-0.3" calcext:value-type="float">
            <text:p>-0.3</text:p>
          </table:table-cell>
          <table:table-cell/>
          <table:table-cell office:value-type="string" calcext:value-type="string">
            <text:p>L1/(2*w1)</text:p>
          </table:table-cell>
          <table:table-cell/>
          <table:table-cell table:formula="of:=[.H4]/(2*[.D7])" office:value-type="float" office:value="1.25" calcext:value-type="float">
            <text:p>1.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table:formula="of:=FORECAST([.$H$5];[.K5:.K6];[.J5:.J6])" office:value-type="float" office:value="0.505" calcext:value-type="float">
            <text:p>0.505</text:p>
          </table:table-cell>
          <table:table-cell table:formula="of:=FORECAST([.$H$6];[.K5:.K6];[.J5:.J6])" office:value-type="float" office:value="0.505" calcext:value-type="float">
            <text:p>0.50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pa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L1/(2*w2)</text:p>
          </table:table-cell>
          <table:table-cell/>
          <table:table-cell table:formula="of:=[.H4]/(2*[.D8])" office:value-type="float" office:value="1.25" calcext:value-type="float">
            <text:p>1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table:formula="of:=FORECAST([.$H$5];[.K6:.K7];[.J6:.J7])" office:value-type="float" office:value="0.6625" calcext:value-type="float">
            <text:p>0.6625</text:p>
          </table:table-cell>
          <table:table-cell table:formula="of:=FORECAST([.$H$6];[.K6:.K7];[.J6:.J7])" office:value-type="float" office:value="0.6625" calcext:value-type="float">
            <text:p>0.662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 office:value-type="string" calcext:value-type="string">
            <text:p>spacing_1 </text:p>
          </table:table-cell>
          <table:table-cell table:style-name="ce3" office:value-type="string" calcext:value-type="string">
            <text:p>w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table:formula="of:=FORECAST([.$H$5];[.K7:.K8];[.J7:.J8])" office:value-type="float" office:value="0.7725" calcext:value-type="float">
            <text:p>0.7725</text:p>
          </table:table-cell>
          <table:table-cell table:formula="of:=FORECAST([.$H$6];[.K7:.K8];[.J7:.J8])" office:value-type="float" office:value="0.7725" calcext:value-type="float">
            <text:p>0.7725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spacing_2 </text:p>
          </table:table-cell>
          <table:table-cell table:style-name="ce3" office:value-type="string" calcext:value-type="string">
            <text:p>w2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table:formula="of:=FORECAST([.$H$5];[.K8:.K9];[.J8:.J9])" office:value-type="float" office:value="0.885" calcext:value-type="float">
            <text:p>0.885</text:p>
          </table:table-cell>
          <table:table-cell table:formula="of:=FORECAST([.$H$6];[.K8:.K9];[.J8:.J9])" office:value-type="float" office:value="0.885" calcext:value-type="float">
            <text:p>0.885</text:p>
          </table:table-cell>
        </table:table-row>
        <table:table-row table:style-name="ro1">
          <table:table-cell/>
          <table:table-cell table:style-name="ce3" office:value-type="string" calcext:value-type="string">
            <text:p>stiff_att_plate 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98" calcext:value-type="float">
            <text:p>0.98</text:p>
          </table:table-cell>
          <table:table-cell table:formula="of:=FORECAST([.$H$5];[.K9:.K10];[.J9:.J10])" office:value-type="float" office:value="0.91825" calcext:value-type="float">
            <text:p>0.91825</text:p>
          </table:table-cell>
          <table:table-cell table:formula="of:=FORECAST([.$H$6];[.K9:.K10];[.J9:.J10])" office:value-type="float" office:value="0.91825" calcext:value-type="float">
            <text:p>0.91825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993" calcext:value-type="float">
            <text:p>0.993</text:p>
          </table:table-cell>
          <table:table-cell table:formula="of:=FORECAST([.$H$5];[.K10:.K11];[.J10:.J11])" office:value-type="float" office:value="0.96425" calcext:value-type="float">
            <text:p>0.96425</text:p>
          </table:table-cell>
          <table:table-cell table:formula="of:=FORECAST([.$H$6];[.K10:.K11];[.J10:.J11])" office:value-type="float" office:value="0.96425" calcext:value-type="float">
            <text:p>0.9642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998" calcext:value-type="float">
            <text:p>0.998</text:p>
          </table:table-cell>
          <table:table-cell table:formula="of:=FORECAST([.$H$5];[.K11:.K12];[.J11:.J12])" office:value-type="float" office:value="0.9845" calcext:value-type="float">
            <text:p>0.9845</text:p>
          </table:table-cell>
          <table:table-cell table:formula="of:=FORECAST([.$H$6];[.K11:.K12];[.J11:.J12])" office:value-type="float" office:value="0.9845" calcext:value-type="float">
            <text:p>0.984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/>
          <table:table-cell table:formula="of:=[.D4]/[$Vessel.$F$5]"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/>
          <table:table-cell table:formula="of:=([.D5]-[$Vessel.$C$10])" office:value-type="float" office:value="0.21" calcext:value-type="float">
            <text:p>0.2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/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/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/>
          <table:table-cell table:formula="of:=MAX(20; MIN(([$Vessel.$F$5]+75)/5; 35)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/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/>
          <table:table-cell table:formula="of:=10*([$Vessel.$C$9]+0.75*[.D21]-(1-0.25*[.D21]/[$Vessel.$C$9])*([.D5]-[$Vessel.$C$10]))" office:value-type="float" office:value="18.225" calcext:value-type="float">
            <text:p>18.2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/>
          <table:table-cell table:formula="of:=10*([$Vessel.$C$9]+0.75*[.D22]-(1-0.25*[.D22]/[$Vessel.$C$9])*([.D5]-[$Vessel.$C$10]))" office:value-type="float" office:value="13.875" calcext:value-type="float">
            <text:p>13.8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/>
          <table:table-cell table:formula="of:=10*([$Vessel.$C$9]+[.D21]-([.D5]-[$Vessel.$C$10]))" office:value-type="float" office:value="20.85" calcext:value-type="float">
            <text:p>20.8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/>
          <table:table-cell table:formula="of:=10*([$Vessel.$C$9]+[.D22]-([.D5]-[$Vessel.$C$10]))" office:value-type="float" office:value="15.75" calcext:value-type="float">
            <text:p>15.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/>
          <table:table-cell table:formula="of:=IF([.D$5]&lt;0;[.D25];[.D27])" office:value-type="float" office:value="18.225" calcext:value-type="float">
            <text:p>18.2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/>
          <table:table-cell table:formula="of:=IF([.D$5]&lt;0;[.D26];[.D28])" office:value-type="float" office:value="13.875" calcext:value-type="float">
            <text:p>13.8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/>
          <table:table-cell table:formula="of:=MAX([.D29];[.D23]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/>
          <table:table-cell table:formula="of:=MAX([.D30];[.D24])" office:value-type="float" office:value="13.875" calcext:value-type="float">
            <text:p>13.8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/>
          <table:table-cell table:formula="of:=([.D31]-[.D32])/0.4*([.D18]-0.5)+[.D32]" office:value-type="float" office:value="18.46875" calcext:value-type="float">
            <text:p>18.468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/>
          <table:table-cell table:formula="of:=IF([.D18]&lt;0.5;[.D32];IF([.D18]&gt;0.9;[.D31];[.D33]))" office:value-type="float" office:value="18.46875" calcext:value-type="float">
            <text:p>18.4687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0.5+[.D18]"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3-2.5*[.D18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IF([.D18]&lt;0.5;[.D36];IF([.D18]&lt;0.8;[.D37];[.D38]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table:formula="of:=100*[.D6]*[.D7]/[$Vessel.$F$6]" office:value-type="float" office:value="9.71428571428572" calcext:value-type="float">
            <text:p>9.7142857142857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/>
          <table:table-cell table:formula="of:=MAX([.D40]; 0.455-0.35*([.D41]^0.75-1.7)/([.D41]^0.75+1.7))" office:value-type="float" office:value="0.45" calcext:value-type="float">
            <text:p>0.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/>
          <table:table-cell table:formula="of:=MAX(10; MIN([.D10];30)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/>
          <table:table-cell table:formula="of:=(70-[.D43])/(70-[$Vessel.$F$7])" office:value-type="float" office:value="0.931034482758621" calcext:value-type="float">
            <text:p>0.93103448275862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/>
          <table:table-cell table:formula="of:=100*[$Vessel.$C$9]*[.D39]*[.D42]*[.D44]*[$Vessel.$F$4]" office:value-type="float" office:value="21.3672413793103" calcext:value-type="float">
            <text:p>21.367241379310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/>
          <table:table-cell table:formula="of:=([.D31]-[.D32])/0.4*([.D57]-0.5)+[.D32]" office:value-type="float" office:value="12.34375" calcext:value-type="float">
            <text:p>12.343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/>
          <table:table-cell table:formula="of:=IF([.D18]&lt;0.5;[.D32];IF([.D57]&gt;0.9;[.D31];[.D33]))" office:value-type="float" office:value="18.46875" calcext:value-type="float">
            <text:p>18.4687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0.5+[.D56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3-2.5*[.D56]" office:value-type="float" office:value="1.75" calcext:value-type="float">
            <text:p>1.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IF([.D32]&lt;0.5;[.D50];IF([.D56]&lt;0.8;[.D51];[.D52]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l limit</text:p>
          </table:table-cell>
          <table:table-cell/>
          <table:table-cell table:formula="of:=100*[$Vessel.$C$9]*[.D50]*[.D42]*[.D44]*[$Vessel.$F$4]" office:value-type="float" office:value="21.3672413793103" calcext:value-type="float">
            <text:p>21.367241379310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/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/>
          <table:table-cell table:formula="of:=[.D56]-0.1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/>
          <table:table-cell table:formula="of:=[.D54]-([.D54]-[.D48])/0.1*([.D56]-[.D18])" office:value-type="float" office:value="30.0627155172414" calcext:value-type="float">
            <text:p>30.06271551724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/>
          <table:table-cell table:formula="of:=IF([.D18]&lt;[.D56]-0.1; 0; IF([.D18]&lt;[.D56]; [.D59]; [.D45]))" office:value-type="float" office:value="21.3672413793103" calcext:value-type="float">
            <text:p>21.3672413793103</text:p>
          </table:table-cell>
          <table:table-cell table:number-columns-repeated="9"/>
        </table:table-row>
      </table:table>
      <table:table table:name="Bottom Stiffener 01 Stiff calc" table:style-name="ta1">
        <table:table-column table:style-name="co2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z center re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x * b * h^3/12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table:formula="of:=[.C3]/2" office:value-type="float" office:value="0.025" calcext:value-type="float">
            <text:p>0.025</text:p>
          </table:table-cell>
          <table:table-cell table:formula="of:=[.F3]" office:value-type="float" office:value="0.025" calcext:value-type="float">
            <text:p>0.025</text:p>
          </table:table-cell>
          <table:table-cell table:formula="of:=[.B3]*[.C3]" office:value-type="float" office:value="0.000228" calcext:value-type="float">
            <text:p>0.000228</text:p>
          </table:table-cell>
          <table:table-cell table:formula="of:=[.D3]*[.H3]" office:value-type="float" office:value="3196.09484819562" calcext:value-type="float">
            <text:p>3196.09484819562</text:p>
          </table:table-cell>
          <table:table-cell table:formula="of:=[.I3]*[.G3]" office:value-type="float" office:value="79.9023712048905" calcext:value-type="float">
            <text:p>79.9023712048905</text:p>
          </table:table-cell>
          <table:table-cell table:formula="of:=[.J3]*[.G3]" office:value-type="float" office:value="1.99755928012226" calcext:value-type="float">
            <text:p>1.99755928012226</text:p>
          </table:table-cell>
          <table:table-cell table:formula="of:=[.D3]*[.B3]*[.C3]^3/12" office:value-type="float" office:value="0.665853093374087" calcext:value-type="float">
            <text:p>0.665853093374087</text:p>
          </table:table-cell>
          <table:table-cell table:formula="of:=[.L3]+[.K3]" office:value-type="float" office:value="2.66341237349635" calcext:value-type="float">
            <text:p>2.66341237349635</text:p>
          </table:table-cell>
          <table:table-cell table:formula="of:=[.E3]*[.H3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4]/2" office:value-type="float" office:value="0.00228" calcext:value-type="float">
            <text:p>0.00228</text:p>
          </table:table-cell>
          <table:table-cell table:formula="of:=[.G3]+([.C3]+[.C4])/2" office:value-type="float" office:value="0.05228" calcext:value-type="float">
            <text:p>0.05228</text:p>
          </table:table-cell>
          <table:table-cell table:formula="of:=[.B4]*[.C4]" office:value-type="float" office:value="0.0000912" calcext:value-type="float">
            <text:p>0.0000912</text:p>
          </table:table-cell>
          <table:table-cell table:formula="of:=[.D4]*[.H4]" office:value-type="float" office:value="2451.35688493092" calcext:value-type="float">
            <text:p>2451.35688493092</text:p>
          </table:table-cell>
          <table:table-cell table:formula="of:=[.I4]*[.G4]" office:value-type="float" office:value="128.156937944189" calcext:value-type="float">
            <text:p>128.156937944189</text:p>
          </table:table-cell>
          <table:table-cell table:formula="of:=[.J4]*[.G4]" office:value-type="float" office:value="6.70004471572219" calcext:value-type="float">
            <text:p>6.70004471572219</text:p>
          </table:table-cell>
          <table:table-cell table:formula="of:=[.D4]*[.B4]*[.C4]^3/12" office:value-type="float" office:value="0.00424771121020831" calcext:value-type="float">
            <text:p>0.00424771121020831</text:p>
          </table:table-cell>
          <table:table-cell table:formula="of:=[.L4]+[.K4]" office:value-type="float" office:value="6.7042924269324" calcext:value-type="float">
            <text:p>6.7042924269324</text:p>
          </table:table-cell>
          <table:table-cell table:formula="of:=[.E4]*[.H4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3:.I4])" office:value-type="float" office:value="5647.45173312654" calcext:value-type="float">
            <text:p>5647.45173312654</text:p>
          </table:table-cell>
          <table:table-cell table:formula="of:=SUM([.J3:.J4])" office:value-type="float" office:value="208.059309149079" calcext:value-type="float">
            <text:p>208.059309149079</text:p>
          </table:table-cell>
          <table:table-cell/>
          <table:table-cell table:formula="of:=SUM([.L3:.L4])" office:value-type="float" office:value="0.670100804584296" calcext:value-type="float">
            <text:p>0.670100804584296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zln</text:p>
          </table:table-cell>
          <table:table-cell table:formula="of:=[.J6]/[.I6]" office:value-type="float" office:value="0.0368412726626162" calcext:value-type="float">
            <text:p>0.0368412726626162</text:p>
          </table:table-cell>
          <table:table-cell office:value-type="string" calcext:value-type="string">
            <text:p>EI Base</text:p>
          </table:table-cell>
          <table:table-cell table:formula="of:=SUM([.M3:.M4])" office:value-type="float" office:value="9.36770480042875" calcext:value-type="float">
            <text:p>9.3677048004287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I ln</text:p>
          </table:table-cell>
          <table:table-cell table:formula="of:=[.M9]-[.I6]*[.K9]^2" office:value-type="float" office:value="1.70253506207197" calcext:value-type="float">
            <text:p>1.70253506207197</text:p>
          </table:table-cell>
          <table:table-cell/>
        </table:table-row>
      </table:table>
      <table:table table:name="L bar 01" table:style-name="ta1">
        <table:table-column table:style-name="co2" table:number-columns-repeated="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z center re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x * b * h^3/12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table:formula="of:=[.C3]/2" office:value-type="float" office:value="0.025" calcext:value-type="float">
            <text:p>0.025</text:p>
          </table:table-cell>
          <table:table-cell table:formula="of:=[.F3]" office:value-type="float" office:value="0.025" calcext:value-type="float">
            <text:p>0.025</text:p>
          </table:table-cell>
          <table:table-cell table:formula="of:=[.B3]*[.C3]" office:value-type="float" office:value="0.000228" calcext:value-type="float">
            <text:p>0.000228</text:p>
          </table:table-cell>
          <table:table-cell table:formula="of:=[.D3]*[.H3]" office:value-type="float" office:value="3196.09484819562" calcext:value-type="float">
            <text:p>3196.09484819562</text:p>
          </table:table-cell>
          <table:table-cell table:formula="of:=[.I3]*[.G3]" office:value-type="float" office:value="79.9023712048905" calcext:value-type="float">
            <text:p>79.9023712048905</text:p>
          </table:table-cell>
          <table:table-cell table:formula="of:=[.J3]*[.G3]" office:value-type="float" office:value="1.99755928012226" calcext:value-type="float">
            <text:p>1.99755928012226</text:p>
          </table:table-cell>
          <table:table-cell table:formula="of:=[.D3]*[.B3]*[.C3]^3/12" office:value-type="float" office:value="0.665853093374087" calcext:value-type="float">
            <text:p>0.665853093374087</text:p>
          </table:table-cell>
          <table:table-cell table:formula="of:=[.L3]+[.K3]" office:value-type="float" office:value="2.66341237349635" calcext:value-type="float">
            <text:p>2.66341237349635</text:p>
          </table:table-cell>
          <table:table-cell table:formula="of:=[.E3]*[.H3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4]/2" office:value-type="float" office:value="0.00228" calcext:value-type="float">
            <text:p>0.00228</text:p>
          </table:table-cell>
          <table:table-cell table:formula="of:=[.G3]+([.C3]+[.C4])/2" office:value-type="float" office:value="0.05228" calcext:value-type="float">
            <text:p>0.05228</text:p>
          </table:table-cell>
          <table:table-cell table:formula="of:=[.B4]*[.C4]" office:value-type="float" office:value="0.0000912" calcext:value-type="float">
            <text:p>0.0000912</text:p>
          </table:table-cell>
          <table:table-cell table:formula="of:=[.D4]*[.H4]" office:value-type="float" office:value="2451.35688493092" calcext:value-type="float">
            <text:p>2451.35688493092</text:p>
          </table:table-cell>
          <table:table-cell table:formula="of:=[.I4]*[.G4]" office:value-type="float" office:value="128.156937944189" calcext:value-type="float">
            <text:p>128.156937944189</text:p>
          </table:table-cell>
          <table:table-cell table:formula="of:=[.J4]*[.G4]" office:value-type="float" office:value="6.70004471572219" calcext:value-type="float">
            <text:p>6.70004471572219</text:p>
          </table:table-cell>
          <table:table-cell table:formula="of:=[.D4]*[.B4]*[.C4]^3/12" office:value-type="float" office:value="0.00424771121020831" calcext:value-type="float">
            <text:p>0.00424771121020831</text:p>
          </table:table-cell>
          <table:table-cell table:formula="of:=[.L4]+[.K4]" office:value-type="float" office:value="6.7042924269324" calcext:value-type="float">
            <text:p>6.7042924269324</text:p>
          </table:table-cell>
          <table:table-cell table:formula="of:=[.E4]*[.H4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3:.I4])" office:value-type="float" office:value="5647.45173312654" calcext:value-type="float">
            <text:p>5647.45173312654</text:p>
          </table:table-cell>
          <table:table-cell table:formula="of:=SUM([.J3:.J4])" office:value-type="float" office:value="208.059309149079" calcext:value-type="float">
            <text:p>208.059309149079</text:p>
          </table:table-cell>
          <table:table-cell/>
          <table:table-cell table:formula="of:=SUM([.L3:.L4])" office:value-type="float" office:value="0.670100804584296" calcext:value-type="float">
            <text:p>0.670100804584296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zln</text:p>
          </table:table-cell>
          <table:table-cell table:formula="of:=[.J6]/[.I6]" office:value-type="float" office:value="0.0368412726626162" calcext:value-type="float">
            <text:p>0.0368412726626162</text:p>
          </table:table-cell>
          <table:table-cell office:value-type="string" calcext:value-type="string">
            <text:p>EI Base</text:p>
          </table:table-cell>
          <table:table-cell table:formula="of:=SUM([.M3:.M4])" office:value-type="float" office:value="9.36770480042875" calcext:value-type="float">
            <text:p>9.3677048004287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I ln</text:p>
          </table:table-cell>
          <table:table-cell table:formula="of:=[.M9]-[.I6]*[.K9]^2" office:value-type="float" office:value="1.70253506207197" calcext:value-type="float">
            <text:p>1.702535062071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R$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09:44:09.31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5:06:35</meta:creation-date>
    <dc:language>en-US</dc:language>
    <dc:date>2021-10-14T09:44:36.715000000</dc:date>
    <meta:editing-cycles>15</meta:editing-cycles>
    <meta:editing-duration>P2DT21H28M51S</meta:editing-duration>
    <meta:generator>LibreOffice/7.2.1.2$Windows_X86_64 LibreOffice_project/87b77fad49947c1441b67c559c339af8f3517e22</meta:generator>
    <meta:document-statistic meta:table-count="9" meta:cell-count="1359" meta:object-count="0"/>
  </office:meta>
</office:document-meta>
</file>